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60.xyz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office:value-type="string">
            <text:p>optimized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55512">
            <text:p>-3.55512</text:p>
          </table:table-cell>
          <table:table-cell office:value-type="float" office:value="-5.37724">
            <text:p>-5.37724</text:p>
          </table:table-cell>
          <table:table-cell office:value-type="float" office:value="1.02576">
            <text:p>1.025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]" office:value-type="float" office:value="-3.55512">
            <text:p>-3.55512</text:p>
          </table:table-cell>
          <table:table-cell table:formula="of:=[.D4]" office:value-type="float" office:value="-5.37724">
            <text:p>-5.37724</text:p>
          </table:table-cell>
          <table:table-cell table:formula="of:=[.E4]" office:value-type="float" office:value="1.02576">
            <text:p>1.025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44488">
            <text:p>26.44488</text:p>
          </table:table-cell>
          <table:table-cell office:value-type="float" office:value="24.62276">
            <text:p>24.62276</text:p>
          </table:table-cell>
          <table:table-cell office:value-type="float" office:value="1.02576">
            <text:p>1.02576</text:p>
          </table:table-cell>
          <table:table-cell table:formula="of:=IF([.R4]&gt;15;[.R4]-30;[.R4])" office:value-type="float" office:value="-3.55512">
            <text:p>-3.55512</text:p>
          </table:table-cell>
          <table:table-cell table:formula="of:=IF([.S4]&gt;15;[.S4]-30;[.S4])" office:value-type="float" office:value="-5.37724">
            <text:p>-5.37724</text:p>
          </table:table-cell>
          <table:table-cell table:formula="of:=IF([.T4]&gt;15;[.T4]-30;[.T4])" office:value-type="float" office:value="1.02576">
            <text:p>1.0257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25472">
            <text:p>-3.25472</text:p>
          </table:table-cell>
          <table:table-cell office:value-type="float" office:value="-4.67863">
            <text:p>-4.67863</text:p>
          </table:table-cell>
          <table:table-cell office:value-type="float" office:value="2.30718">
            <text:p>2.307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]" office:value-type="float" office:value="-3.25472">
            <text:p>-3.25472</text:p>
          </table:table-cell>
          <table:table-cell table:formula="of:=[.D5]" office:value-type="float" office:value="-4.67863">
            <text:p>-4.67863</text:p>
          </table:table-cell>
          <table:table-cell table:formula="of:=[.E5]" office:value-type="float" office:value="2.30718">
            <text:p>2.307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682596467">
            <text:p>26.682596467</text:p>
          </table:table-cell>
          <table:table-cell office:value-type="float" office:value="25.143041319">
            <text:p>25.143041319</text:p>
          </table:table-cell>
          <table:table-cell office:value-type="float" office:value="2.41349876">
            <text:p>2.41349876</text:p>
          </table:table-cell>
          <table:table-cell table:formula="of:=IF([.R5]&gt;15;[.R5]-30;[.R5])" office:value-type="float" office:value="-3.317403533">
            <text:p>-3.317403533</text:p>
          </table:table-cell>
          <table:table-cell table:formula="of:=IF([.S5]&gt;15;[.S5]-30;[.S5])" office:value-type="float" office:value="-4.856958681">
            <text:p>-4.856958681</text:p>
          </table:table-cell>
          <table:table-cell table:formula="of:=IF([.T5]&gt;15;[.T5]-30;[.T5])" office:value-type="float" office:value="2.41349876">
            <text:p>2.4134987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90933">
            <text:p>-3.90933</text:p>
          </table:table-cell>
          <table:table-cell office:value-type="float" office:value="-3.54012">
            <text:p>-3.54012</text:p>
          </table:table-cell>
          <table:table-cell office:value-type="float" office:value="2.71997">
            <text:p>2.7199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]" office:value-type="float" office:value="-3.90933">
            <text:p>-3.90933</text:p>
          </table:table-cell>
          <table:table-cell table:formula="of:=[.D6]" office:value-type="float" office:value="-3.54012">
            <text:p>-3.54012</text:p>
          </table:table-cell>
          <table:table-cell table:formula="of:=[.E6]" office:value-type="float" office:value="2.71997">
            <text:p>2.7199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988556961">
            <text:p>25.988556961</text:p>
          </table:table-cell>
          <table:table-cell office:value-type="float" office:value="26.343045815">
            <text:p>26.343045815</text:p>
          </table:table-cell>
          <table:table-cell office:value-type="float" office:value="2.872155399">
            <text:p>2.872155399</text:p>
          </table:table-cell>
          <table:table-cell table:formula="of:=IF([.R6]&gt;15;[.R6]-30;[.R6])" office:value-type="float" office:value="-4.011443039">
            <text:p>-4.011443039</text:p>
          </table:table-cell>
          <table:table-cell table:formula="of:=IF([.S6]&gt;15;[.S6]-30;[.S6])" office:value-type="float" office:value="-3.656954185">
            <text:p>-3.656954185</text:p>
          </table:table-cell>
          <table:table-cell table:formula="of:=IF([.T6]&gt;15;[.T6]-30;[.T6])" office:value-type="float" office:value="2.872155399">
            <text:p>2.872155399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1955">
            <text:p>-3.1955</text:p>
          </table:table-cell>
          <table:table-cell office:value-type="float" office:value="-2.53719">
            <text:p>-2.53719</text:p>
          </table:table-cell>
          <table:table-cell office:value-type="float" office:value="3.47462">
            <text:p>3.474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7]" office:value-type="float" office:value="-3.1955">
            <text:p>-3.1955</text:p>
          </table:table-cell>
          <table:table-cell table:formula="of:=[.D7]" office:value-type="float" office:value="-2.53719">
            <text:p>-2.53719</text:p>
          </table:table-cell>
          <table:table-cell table:formula="of:=[.E7]" office:value-type="float" office:value="3.47462">
            <text:p>3.474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726271785">
            <text:p>26.726271785</text:p>
          </table:table-cell>
          <table:table-cell office:value-type="float" office:value="27.377428488">
            <text:p>27.377428488</text:p>
          </table:table-cell>
          <table:table-cell office:value-type="float" office:value="3.671437138">
            <text:p>3.671437138</text:p>
          </table:table-cell>
          <table:table-cell table:formula="of:=IF([.R7]&gt;15;[.R7]-30;[.R7])" office:value-type="float" office:value="-3.273728215">
            <text:p>-3.273728215</text:p>
          </table:table-cell>
          <table:table-cell table:formula="of:=IF([.S7]&gt;15;[.S7]-30;[.S7])" office:value-type="float" office:value="-2.622571512">
            <text:p>-2.622571512</text:p>
          </table:table-cell>
          <table:table-cell table:formula="of:=IF([.T7]&gt;15;[.T7]-30;[.T7])" office:value-type="float" office:value="3.671437138">
            <text:p>3.67143713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8542">
            <text:p>-1.8542</text:p>
          </table:table-cell>
          <table:table-cell office:value-type="float" office:value="-2.70979">
            <text:p>-2.70979</text:p>
          </table:table-cell>
          <table:table-cell office:value-type="float" office:value="3.79673">
            <text:p>3.796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8]" office:value-type="float" office:value="-1.8542">
            <text:p>-1.8542</text:p>
          </table:table-cell>
          <table:table-cell table:formula="of:=[.D8]" office:value-type="float" office:value="-2.70979">
            <text:p>-2.70979</text:p>
          </table:table-cell>
          <table:table-cell table:formula="of:=[.E8]" office:value-type="float" office:value="3.79673">
            <text:p>3.796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137953452">
            <text:p>28.137953452</text:p>
          </table:table-cell>
          <table:table-cell office:value-type="float" office:value="27.183659193">
            <text:p>27.183659193</text:p>
          </table:table-cell>
          <table:table-cell office:value-type="float" office:value="3.99031053">
            <text:p>3.99031053</text:p>
          </table:table-cell>
          <table:table-cell table:formula="of:=IF([.R8]&gt;15;[.R8]-30;[.R8])" office:value-type="float" office:value="-1.862046548">
            <text:p>-1.862046548</text:p>
          </table:table-cell>
          <table:table-cell table:formula="of:=IF([.S8]&gt;15;[.S8]-30;[.S8])" office:value-type="float" office:value="-2.816340807">
            <text:p>-2.816340807</text:p>
          </table:table-cell>
          <table:table-cell table:formula="of:=IF([.T8]&gt;15;[.T8]-30;[.T8])" office:value-type="float" office:value="3.99031053">
            <text:p>3.99031053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16542">
            <text:p>-1.16542</text:p>
          </table:table-cell>
          <table:table-cell office:value-type="float" office:value="-3.88893">
            <text:p>-3.88893</text:p>
          </table:table-cell>
          <table:table-cell office:value-type="float" office:value="3.34335">
            <text:p>3.343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9]" office:value-type="float" office:value="-1.16542">
            <text:p>-1.16542</text:p>
          </table:table-cell>
          <table:table-cell table:formula="of:=[.D9]" office:value-type="float" office:value="-3.88893">
            <text:p>-3.88893</text:p>
          </table:table-cell>
          <table:table-cell table:formula="of:=[.E9]" office:value-type="float" office:value="3.34335">
            <text:p>3.343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85140922">
            <text:p>28.85140922</text:p>
          </table:table-cell>
          <table:table-cell office:value-type="float" office:value="25.950086589">
            <text:p>25.950086589</text:p>
          </table:table-cell>
          <table:table-cell office:value-type="float" office:value="3.518821686">
            <text:p>3.518821686</text:p>
          </table:table-cell>
          <table:table-cell table:formula="of:=IF([.R9]&gt;15;[.R9]-30;[.R9])" office:value-type="float" office:value="-1.14859078">
            <text:p>-1.14859078</text:p>
          </table:table-cell>
          <table:table-cell table:formula="of:=IF([.S9]&gt;15;[.S9]-30;[.S9])" office:value-type="float" office:value="-4.049913411">
            <text:p>-4.049913411</text:p>
          </table:table-cell>
          <table:table-cell table:formula="of:=IF([.T9]&gt;15;[.T9]-30;[.T9])" office:value-type="float" office:value="3.518821686">
            <text:p>3.51882168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85406">
            <text:p>-1.85406</text:p>
          </table:table-cell>
          <table:table-cell office:value-type="float" office:value="-4.83326">
            <text:p>-4.83326</text:p>
          </table:table-cell>
          <table:table-cell office:value-type="float" office:value="2.59431">
            <text:p>2.594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0]" office:value-type="float" office:value="-1.85406">
            <text:p>-1.85406</text:p>
          </table:table-cell>
          <table:table-cell table:formula="of:=[.D10]" office:value-type="float" office:value="-4.83326">
            <text:p>-4.83326</text:p>
          </table:table-cell>
          <table:table-cell table:formula="of:=[.E10]" office:value-type="float" office:value="2.59431">
            <text:p>2.594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133768399">
            <text:p>28.133768399</text:p>
          </table:table-cell>
          <table:table-cell office:value-type="float" office:value="24.94385212">
            <text:p>24.94385212</text:p>
          </table:table-cell>
          <table:table-cell office:value-type="float" office:value="2.741290295">
            <text:p>2.741290295</text:p>
          </table:table-cell>
          <table:table-cell table:formula="of:=IF([.R10]&gt;15;[.R10]-30;[.R10])" office:value-type="float" office:value="-1.866231601">
            <text:p>-1.866231601</text:p>
          </table:table-cell>
          <table:table-cell table:formula="of:=IF([.S10]&gt;15;[.S10]-30;[.S10])" office:value-type="float" office:value="-5.05614788">
            <text:p>-5.05614788</text:p>
          </table:table-cell>
          <table:table-cell table:formula="of:=IF([.T10]&gt;15;[.T10]-30;[.T10])" office:value-type="float" office:value="2.741290295">
            <text:p>2.741290295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93228">
            <text:p>0.93228</text:p>
          </table:table-cell>
          <table:table-cell office:value-type="float" office:value="0.16872">
            <text:p>0.16872</text:p>
          </table:table-cell>
          <table:table-cell office:value-type="float" office:value="0.50909">
            <text:p>0.50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1]" office:value-type="float" office:value="0.93228">
            <text:p>0.93228</text:p>
          </table:table-cell>
          <table:table-cell table:formula="of:=[.D11]" office:value-type="float" office:value="0.16872">
            <text:p>0.16872</text:p>
          </table:table-cell>
          <table:table-cell table:formula="of:=[.E11]" office:value-type="float" office:value="0.50909">
            <text:p>0.50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042980756">
            <text:p>1.042980756</text:p>
          </table:table-cell>
          <table:table-cell office:value-type="float" office:value="0.170610331">
            <text:p>0.170610331</text:p>
          </table:table-cell>
          <table:table-cell office:value-type="float" office:value="0.571332367">
            <text:p>0.571332367</text:p>
          </table:table-cell>
          <table:table-cell table:formula="of:=IF([.R11]&gt;15;[.R11]-30;[.R11])" office:value-type="float" office:value="1.042980756">
            <text:p>1.042980756</text:p>
          </table:table-cell>
          <table:table-cell table:formula="of:=IF([.S11]&gt;15;[.S11]-30;[.S11])" office:value-type="float" office:value="0.170610331">
            <text:p>0.170610331</text:p>
          </table:table-cell>
          <table:table-cell table:formula="of:=IF([.T11]&gt;15;[.T11]-30;[.T11])" office:value-type="float" office:value="0.571332367">
            <text:p>0.571332367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58962">
            <text:p>0.58962</text:p>
          </table:table-cell>
          <table:table-cell office:value-type="float" office:value="-0.01883">
            <text:p>-0.01883</text:p>
          </table:table-cell>
          <table:table-cell office:value-type="float" office:value="1.9038">
            <text:p>1.90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2]" office:value-type="float" office:value="0.58962">
            <text:p>0.58962</text:p>
          </table:table-cell>
          <table:table-cell table:formula="of:=[.D12]" office:value-type="float" office:value="-0.01883">
            <text:p>-0.01883</text:p>
          </table:table-cell>
          <table:table-cell table:formula="of:=[.E12]" office:value-type="float" office:value="1.9038">
            <text:p>1.90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689898783">
            <text:p>0.689898783</text:p>
          </table:table-cell>
          <table:table-cell office:value-type="float" office:value="29.97806426">
            <text:p>29.97806426</text:p>
          </table:table-cell>
          <table:table-cell office:value-type="float" office:value="2.017458565">
            <text:p>2.017458565</text:p>
          </table:table-cell>
          <table:table-cell table:formula="of:=IF([.R12]&gt;15;[.R12]-30;[.R12])" office:value-type="float" office:value="0.689898783">
            <text:p>0.689898783</text:p>
          </table:table-cell>
          <table:table-cell table:formula="of:=IF([.S12]&gt;15;[.S12]-30;[.S12])" office:value-type="float" office:value="-0.02193574">
            <text:p>-0.02193574</text:p>
          </table:table-cell>
          <table:table-cell table:formula="of:=IF([.T12]&gt;15;[.T12]-30;[.T12])" office:value-type="float" office:value="2.017458565">
            <text:p>2.017458565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06553">
            <text:p>1.06553</text:p>
          </table:table-cell>
          <table:table-cell office:value-type="float" office:value="-1.32426">
            <text:p>-1.32426</text:p>
          </table:table-cell>
          <table:table-cell office:value-type="float" office:value="2.30942">
            <text:p>2.309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3]" office:value-type="float" office:value="1.06553">
            <text:p>1.06553</text:p>
          </table:table-cell>
          <table:table-cell table:formula="of:=[.D13]" office:value-type="float" office:value="-1.32426">
            <text:p>-1.32426</text:p>
          </table:table-cell>
          <table:table-cell table:formula="of:=[.E13]" office:value-type="float" office:value="2.30942">
            <text:p>2.309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185137822">
            <text:p>1.185137822</text:p>
          </table:table-cell>
          <table:table-cell office:value-type="float" office:value="28.625492233">
            <text:p>28.625492233</text:p>
          </table:table-cell>
          <table:table-cell office:value-type="float" office:value="2.439724667">
            <text:p>2.439724667</text:p>
          </table:table-cell>
          <table:table-cell table:formula="of:=IF([.R13]&gt;15;[.R13]-30;[.R13])" office:value-type="float" office:value="1.185137822">
            <text:p>1.185137822</text:p>
          </table:table-cell>
          <table:table-cell table:formula="of:=IF([.S13]&gt;15;[.S13]-30;[.S13])" office:value-type="float" office:value="-1.374507767">
            <text:p>-1.374507767</text:p>
          </table:table-cell>
          <table:table-cell table:formula="of:=IF([.T13]&gt;15;[.T13]-30;[.T13])" office:value-type="float" office:value="2.439724667">
            <text:p>2.439724667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18641">
            <text:p>0.18641</text:p>
          </table:table-cell>
          <table:table-cell office:value-type="float" office:value="-3.51552">
            <text:p>-3.51552</text:p>
          </table:table-cell>
          <table:table-cell office:value-type="float" office:value="2.97201">
            <text:p>2.9720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4]" office:value-type="float" office:value="0.18641">
            <text:p>0.18641</text:p>
          </table:table-cell>
          <table:table-cell table:formula="of:=[.D14]" office:value-type="float" office:value="-3.51552">
            <text:p>-3.51552</text:p>
          </table:table-cell>
          <table:table-cell table:formula="of:=[.E14]" office:value-type="float" office:value="2.97201">
            <text:p>2.9720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248280399">
            <text:p>0.248280399</text:p>
          </table:table-cell>
          <table:table-cell office:value-type="float" office:value="26.34107974">
            <text:p>26.34107974</text:p>
          </table:table-cell>
          <table:table-cell office:value-type="float" office:value="3.132950442">
            <text:p>3.132950442</text:p>
          </table:table-cell>
          <table:table-cell table:formula="of:=IF([.R14]&gt;15;[.R14]-30;[.R14])" office:value-type="float" office:value="0.248280399">
            <text:p>0.248280399</text:p>
          </table:table-cell>
          <table:table-cell table:formula="of:=IF([.S14]&gt;15;[.S14]-30;[.S14])" office:value-type="float" office:value="-3.65892026">
            <text:p>-3.65892026</text:p>
          </table:table-cell>
          <table:table-cell table:formula="of:=IF([.T14]&gt;15;[.T14]-30;[.T14])" office:value-type="float" office:value="3.132950442">
            <text:p>3.13295044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32636">
            <text:p>0.32636</text:p>
          </table:table-cell>
          <table:table-cell office:value-type="float" office:value="-2.09204">
            <text:p>-2.09204</text:p>
          </table:table-cell>
          <table:table-cell office:value-type="float" office:value="3.19521">
            <text:p>3.1952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5]" office:value-type="float" office:value="0.32636">
            <text:p>0.32636</text:p>
          </table:table-cell>
          <table:table-cell table:formula="of:=[.D15]" office:value-type="float" office:value="-2.09204">
            <text:p>-2.09204</text:p>
          </table:table-cell>
          <table:table-cell table:formula="of:=[.E15]" office:value-type="float" office:value="3.19521">
            <text:p>3.1952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398138427">
            <text:p>0.398138427</text:p>
          </table:table-cell>
          <table:table-cell office:value-type="float" office:value="27.816298973">
            <text:p>27.816298973</text:p>
          </table:table-cell>
          <table:table-cell office:value-type="float" office:value="3.365958095">
            <text:p>3.365958095</text:p>
          </table:table-cell>
          <table:table-cell table:formula="of:=IF([.R15]&gt;15;[.R15]-30;[.R15])" office:value-type="float" office:value="0.398138427">
            <text:p>0.398138427</text:p>
          </table:table-cell>
          <table:table-cell table:formula="of:=IF([.S15]&gt;15;[.S15]-30;[.S15])" office:value-type="float" office:value="-2.183701027">
            <text:p>-2.183701027</text:p>
          </table:table-cell>
          <table:table-cell table:formula="of:=IF([.T15]&gt;15;[.T15]-30;[.T15])" office:value-type="float" office:value="3.365958095">
            <text:p>3.365958095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9343">
            <text:p>-0.9343</text:p>
          </table:table-cell>
          <table:table-cell office:value-type="float" office:value="-1.59313">
            <text:p>-1.59313</text:p>
          </table:table-cell>
          <table:table-cell office:value-type="float" office:value="3.70689">
            <text:p>3.706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6]" office:value-type="float" office:value="-0.9343">
            <text:p>-0.9343</text:p>
          </table:table-cell>
          <table:table-cell table:formula="of:=[.D16]" office:value-type="float" office:value="-1.59313">
            <text:p>-1.59313</text:p>
          </table:table-cell>
          <table:table-cell table:formula="of:=[.E16]" office:value-type="float" office:value="3.70689">
            <text:p>3.706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9.093884833">
            <text:p>29.093884833</text:p>
          </table:table-cell>
          <table:table-cell office:value-type="float" office:value="28.337041748">
            <text:p>28.337041748</text:p>
          </table:table-cell>
          <table:table-cell office:value-type="float" office:value="3.895836127">
            <text:p>3.895836127</text:p>
          </table:table-cell>
          <table:table-cell table:formula="of:=IF([.R16]&gt;15;[.R16]-30;[.R16])" office:value-type="float" office:value="-0.906115166999999">
            <text:p>-0.906115167</text:p>
          </table:table-cell>
          <table:table-cell table:formula="of:=IF([.S16]&gt;15;[.S16]-30;[.S16])" office:value-type="float" office:value="-1.662958252">
            <text:p>-1.662958252</text:p>
          </table:table-cell>
          <table:table-cell table:formula="of:=IF([.T16]&gt;15;[.T16]-30;[.T16])" office:value-type="float" office:value="3.895836127">
            <text:p>3.895836127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39313">
            <text:p>-1.39313</text:p>
          </table:table-cell>
          <table:table-cell office:value-type="float" office:value="-0.34781">
            <text:p>-0.34781</text:p>
          </table:table-cell>
          <table:table-cell office:value-type="float" office:value="3.3084">
            <text:p>3.308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7]" office:value-type="float" office:value="-1.39313">
            <text:p>-1.39313</text:p>
          </table:table-cell>
          <table:table-cell table:formula="of:=[.D17]" office:value-type="float" office:value="-0.34781">
            <text:p>-0.34781</text:p>
          </table:table-cell>
          <table:table-cell table:formula="of:=[.E17]" office:value-type="float" office:value="3.3084">
            <text:p>3.308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612121602">
            <text:p>28.612121602</text:p>
          </table:table-cell>
          <table:table-cell office:value-type="float" office:value="29.652807232">
            <text:p>29.652807232</text:p>
          </table:table-cell>
          <table:table-cell office:value-type="float" office:value="3.485060193">
            <text:p>3.485060193</text:p>
          </table:table-cell>
          <table:table-cell table:formula="of:=IF([.R17]&gt;15;[.R17]-30;[.R17])" office:value-type="float" office:value="-1.387878398">
            <text:p>-1.387878398</text:p>
          </table:table-cell>
          <table:table-cell table:formula="of:=IF([.S17]&gt;15;[.S17]-30;[.S17])" office:value-type="float" office:value="-0.347192767999999">
            <text:p>-0.347192768</text:p>
          </table:table-cell>
          <table:table-cell table:formula="of:=IF([.T17]&gt;15;[.T17]-30;[.T17])" office:value-type="float" office:value="3.485060193">
            <text:p>3.485060193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6139">
            <text:p>-0.6139</text:p>
          </table:table-cell>
          <table:table-cell office:value-type="float" office:value="0.46065">
            <text:p>0.46065</text:p>
          </table:table-cell>
          <table:table-cell office:value-type="float" office:value="2.39531">
            <text:p>2.395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8]" office:value-type="float" office:value="-0.6139">
            <text:p>-0.6139</text:p>
          </table:table-cell>
          <table:table-cell table:formula="of:=[.D18]" office:value-type="float" office:value="0.46065">
            <text:p>0.46065</text:p>
          </table:table-cell>
          <table:table-cell table:formula="of:=[.E18]" office:value-type="float" office:value="2.39531">
            <text:p>2.395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9.42113603">
            <text:p>29.42113603</text:p>
          </table:table-cell>
          <table:table-cell office:value-type="float" office:value="0.484635924">
            <text:p>0.484635924</text:p>
          </table:table-cell>
          <table:table-cell office:value-type="float" office:value="2.532916196">
            <text:p>2.532916196</text:p>
          </table:table-cell>
          <table:table-cell table:formula="of:=IF([.R18]&gt;15;[.R18]-30;[.R18])" office:value-type="float" office:value="-0.57886397">
            <text:p>-0.57886397</text:p>
          </table:table-cell>
          <table:table-cell table:formula="of:=IF([.S18]&gt;15;[.S18]-30;[.S18])" office:value-type="float" office:value="0.484635924">
            <text:p>0.484635924</text:p>
          </table:table-cell>
          <table:table-cell table:formula="of:=IF([.T18]&gt;15;[.T18]-30;[.T18])" office:value-type="float" office:value="2.532916196">
            <text:p>2.53291619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79208">
            <text:p>-2.79208</text:p>
          </table:table-cell>
          <table:table-cell office:value-type="float" office:value="-0.16671">
            <text:p>-0.16671</text:p>
          </table:table-cell>
          <table:table-cell office:value-type="float" office:value="2.97977">
            <text:p>2.979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19]" office:value-type="float" office:value="-2.79208">
            <text:p>-2.79208</text:p>
          </table:table-cell>
          <table:table-cell table:formula="of:=[.D19]" office:value-type="float" office:value="-0.16671">
            <text:p>-0.16671</text:p>
          </table:table-cell>
          <table:table-cell table:formula="of:=[.E19]" office:value-type="float" office:value="2.97977">
            <text:p>2.979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160950772">
            <text:p>27.160950772</text:p>
          </table:table-cell>
          <table:table-cell office:value-type="float" office:value="29.851996488">
            <text:p>29.851996488</text:p>
          </table:table-cell>
          <table:table-cell office:value-type="float" office:value="3.157267468">
            <text:p>3.157267468</text:p>
          </table:table-cell>
          <table:table-cell table:formula="of:=IF([.R19]&gt;15;[.R19]-30;[.R19])" office:value-type="float" office:value="-2.839049228">
            <text:p>-2.839049228</text:p>
          </table:table-cell>
          <table:table-cell table:formula="of:=IF([.S19]&gt;15;[.S19]-30;[.S19])" office:value-type="float" office:value="-0.148003511999999">
            <text:p>-0.148003512</text:p>
          </table:table-cell>
          <table:table-cell table:formula="of:=IF([.T19]&gt;15;[.T19]-30;[.T19])" office:value-type="float" office:value="3.157267468">
            <text:p>3.15726746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67114">
            <text:p>-3.67114</text:p>
          </table:table-cell>
          <table:table-cell office:value-type="float" office:value="-1.2327">
            <text:p>-1.2327</text:p>
          </table:table-cell>
          <table:table-cell office:value-type="float" office:value="3.06228">
            <text:p>3.0622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0]" office:value-type="float" office:value="-3.67114">
            <text:p>-3.67114</text:p>
          </table:table-cell>
          <table:table-cell table:formula="of:=[.D20]" office:value-type="float" office:value="-1.2327">
            <text:p>-1.2327</text:p>
          </table:table-cell>
          <table:table-cell table:formula="of:=[.E20]" office:value-type="float" office:value="3.06228">
            <text:p>3.062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231032329">
            <text:p>26.231032329</text:p>
          </table:table-cell>
          <table:table-cell office:value-type="float" office:value="28.729999629">
            <text:p>28.729999629</text:p>
          </table:table-cell>
          <table:table-cell office:value-type="float" office:value="3.249170161">
            <text:p>3.249170161</text:p>
          </table:table-cell>
          <table:table-cell table:formula="of:=IF([.R20]&gt;15;[.R20]-30;[.R20])" office:value-type="float" office:value="-3.768967671">
            <text:p>-3.768967671</text:p>
          </table:table-cell>
          <table:table-cell table:formula="of:=IF([.S20]&gt;15;[.S20]-30;[.S20])" office:value-type="float" office:value="-1.270000371">
            <text:p>-1.270000371</text:p>
          </table:table-cell>
          <table:table-cell table:formula="of:=IF([.T20]&gt;15;[.T20]-30;[.T20])" office:value-type="float" office:value="3.249170161">
            <text:p>3.24917016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56817">
            <text:p>-4.56817</text:p>
          </table:table-cell>
          <table:table-cell office:value-type="float" office:value="-4.61402">
            <text:p>-4.61402</text:p>
          </table:table-cell>
          <table:table-cell office:value-type="float" office:value="0.05076">
            <text:p>0.050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1]" office:value-type="float" office:value="-4.56817">
            <text:p>-4.56817</text:p>
          </table:table-cell>
          <table:table-cell table:formula="of:=[.D21]" office:value-type="float" office:value="-4.61402">
            <text:p>-4.61402</text:p>
          </table:table-cell>
          <table:table-cell table:formula="of:=[.E21]" office:value-type="float" office:value="0.05076">
            <text:p>0.050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519594274">
            <text:p>25.519594274</text:p>
          </table:table-cell>
          <table:table-cell office:value-type="float" office:value="25.316635638">
            <text:p>25.316635638</text:p>
          </table:table-cell>
          <table:table-cell office:value-type="float" office:value="0.134443206">
            <text:p>0.134443206</text:p>
          </table:table-cell>
          <table:table-cell table:formula="of:=IF([.R21]&gt;15;[.R21]-30;[.R21])" office:value-type="float" office:value="-4.480405726">
            <text:p>-4.480405726</text:p>
          </table:table-cell>
          <table:table-cell table:formula="of:=IF([.S21]&gt;15;[.S21]-30;[.S21])" office:value-type="float" office:value="-4.683364362">
            <text:p>-4.683364362</text:p>
          </table:table-cell>
          <table:table-cell table:formula="of:=IF([.T21]&gt;15;[.T21]-30;[.T21])" office:value-type="float" office:value="0.134443206">
            <text:p>0.13444320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5.0771">
            <text:p>-5.0771</text:p>
          </table:table-cell>
          <table:table-cell office:value-type="float" office:value="-3.30625">
            <text:p>-3.30625</text:p>
          </table:table-cell>
          <table:table-cell office:value-type="float" office:value="0.54762">
            <text:p>0.547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2]" office:value-type="float" office:value="-5.0771">
            <text:p>-5.0771</text:p>
          </table:table-cell>
          <table:table-cell table:formula="of:=[.D22]" office:value-type="float" office:value="-3.30625">
            <text:p>-3.30625</text:p>
          </table:table-cell>
          <table:table-cell table:formula="of:=[.E22]" office:value-type="float" office:value="0.54762">
            <text:p>0.547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4.806137047">
            <text:p>24.806137047</text:p>
          </table:table-cell>
          <table:table-cell office:value-type="float" office:value="26.550207418">
            <text:p>26.550207418</text:p>
          </table:table-cell>
          <table:table-cell office:value-type="float" office:value="0.605933625">
            <text:p>0.605933625</text:p>
          </table:table-cell>
          <table:table-cell table:formula="of:=IF([.R22]&gt;15;[.R22]-30;[.R22])" office:value-type="float" office:value="-5.193862953">
            <text:p>-5.193862953</text:p>
          </table:table-cell>
          <table:table-cell table:formula="of:=IF([.S22]&gt;15;[.S22]-30;[.S22])" office:value-type="float" office:value="-3.449792582">
            <text:p>-3.449792582</text:p>
          </table:table-cell>
          <table:table-cell table:formula="of:=IF([.T22]&gt;15;[.T22]-30;[.T22])" office:value-type="float" office:value="0.605933625">
            <text:p>0.605933625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84255">
            <text:p>-4.84255</text:p>
          </table:table-cell>
          <table:table-cell office:value-type="float" office:value="-2.83798">
            <text:p>-2.83798</text:p>
          </table:table-cell>
          <table:table-cell office:value-type="float" office:value="1.82018">
            <text:p>1.820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3]" office:value-type="float" office:value="-4.84255">
            <text:p>-4.84255</text:p>
          </table:table-cell>
          <table:table-cell table:formula="of:=[.D23]" office:value-type="float" office:value="-2.83798">
            <text:p>-2.83798</text:p>
          </table:table-cell>
          <table:table-cell table:formula="of:=[.E23]" office:value-type="float" office:value="1.82018">
            <text:p>1.820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037385448">
            <text:p>25.037385448</text:p>
          </table:table-cell>
          <table:table-cell office:value-type="float" office:value="27.056333292">
            <text:p>27.056333292</text:p>
          </table:table-cell>
          <table:table-cell office:value-type="float" office:value="1.955905587">
            <text:p>1.955905587</text:p>
          </table:table-cell>
          <table:table-cell table:formula="of:=IF([.R23]&gt;15;[.R23]-30;[.R23])" office:value-type="float" office:value="-4.962614552">
            <text:p>-4.962614552</text:p>
          </table:table-cell>
          <table:table-cell table:formula="of:=IF([.S23]&gt;15;[.S23]-30;[.S23])" office:value-type="float" office:value="-2.943666708">
            <text:p>-2.943666708</text:p>
          </table:table-cell>
          <table:table-cell table:formula="of:=IF([.T23]&gt;15;[.T23]-30;[.T23])" office:value-type="float" office:value="1.955905587">
            <text:p>1.955905587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68207">
            <text:p>-4.68207</text:p>
          </table:table-cell>
          <table:table-cell office:value-type="float" office:value="-1.42095">
            <text:p>-1.42095</text:p>
          </table:table-cell>
          <table:table-cell office:value-type="float" office:value="2.04222">
            <text:p>2.042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4]" office:value-type="float" office:value="-4.68207">
            <text:p>-4.68207</text:p>
          </table:table-cell>
          <table:table-cell table:formula="of:=[.D24]" office:value-type="float" office:value="-1.42095">
            <text:p>-1.42095</text:p>
          </table:table-cell>
          <table:table-cell table:formula="of:=[.E24]" office:value-type="float" office:value="2.04222">
            <text:p>2.042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187243004">
            <text:p>25.187243004</text:p>
          </table:table-cell>
          <table:table-cell office:value-type="float" office:value="28.531552542">
            <text:p>28.531552542</text:p>
          </table:table-cell>
          <table:table-cell office:value-type="float" office:value="2.188914136">
            <text:p>2.188914136</text:p>
          </table:table-cell>
          <table:table-cell table:formula="of:=IF([.R24]&gt;15;[.R24]-30;[.R24])" office:value-type="float" office:value="-4.812756996">
            <text:p>-4.812756996</text:p>
          </table:table-cell>
          <table:table-cell table:formula="of:=IF([.S24]&gt;15;[.S24]-30;[.S24])" office:value-type="float" office:value="-1.468447458">
            <text:p>-1.468447458</text:p>
          </table:table-cell>
          <table:table-cell table:formula="of:=IF([.T24]&gt;15;[.T24]-30;[.T24])" office:value-type="float" office:value="2.188914136">
            <text:p>2.18891413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77042">
            <text:p>-4.77042</text:p>
          </table:table-cell>
          <table:table-cell office:value-type="float" office:value="-0.52006">
            <text:p>-0.52006</text:p>
          </table:table-cell>
          <table:table-cell office:value-type="float" office:value="0.98676">
            <text:p>0.986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5]" office:value-type="float" office:value="-4.77042">
            <text:p>-4.77042</text:p>
          </table:table-cell>
          <table:table-cell table:formula="of:=[.D25]" office:value-type="float" office:value="-0.52006">
            <text:p>-0.52006</text:p>
          </table:table-cell>
          <table:table-cell table:formula="of:=[.E25]" office:value-type="float" office:value="0.98676">
            <text:p>0.986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101773965">
            <text:p>25.101773965</text:p>
          </table:table-cell>
          <table:table-cell office:value-type="float" office:value="29.460502489">
            <text:p>29.460502489</text:p>
          </table:table-cell>
          <table:table-cell office:value-type="float" office:value="1.065607325">
            <text:p>1.065607325</text:p>
          </table:table-cell>
          <table:table-cell table:formula="of:=IF([.R25]&gt;15;[.R25]-30;[.R25])" office:value-type="float" office:value="-4.898226035">
            <text:p>-4.898226035</text:p>
          </table:table-cell>
          <table:table-cell table:formula="of:=IF([.S25]&gt;15;[.S25]-30;[.S25])" office:value-type="float" office:value="-0.539497511">
            <text:p>-0.539497511</text:p>
          </table:table-cell>
          <table:table-cell table:formula="of:=IF([.T25]&gt;15;[.T25]-30;[.T25])" office:value-type="float" office:value="1.065607325">
            <text:p>1.065607325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99319">
            <text:p>-4.99319</text:p>
          </table:table-cell>
          <table:table-cell office:value-type="float" office:value="-1.01494">
            <text:p>-1.01494</text:p>
          </table:table-cell>
          <table:table-cell office:value-type="float" office:value="-0.34577">
            <text:p>-0.345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6]" office:value-type="float" office:value="-4.99319">
            <text:p>-4.99319</text:p>
          </table:table-cell>
          <table:table-cell table:formula="of:=[.D26]" office:value-type="float" office:value="-1.01494">
            <text:p>-1.01494</text:p>
          </table:table-cell>
          <table:table-cell table:formula="of:=[.E26]" office:value-type="float" office:value="-0.34577">
            <text:p>-0.345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4.86405742">
            <text:p>24.86405742</text:p>
          </table:table-cell>
          <table:table-cell office:value-type="float" office:value="28.940218266">
            <text:p>28.940218266</text:p>
          </table:table-cell>
          <table:table-cell office:value-type="float" office:value="29.677869451">
            <text:p>29.677869451</text:p>
          </table:table-cell>
          <table:table-cell table:formula="of:=IF([.R26]&gt;15;[.R26]-30;[.R26])" office:value-type="float" office:value="-5.13594258">
            <text:p>-5.13594258</text:p>
          </table:table-cell>
          <table:table-cell table:formula="of:=IF([.S26]&gt;15;[.S26]-30;[.S26])" office:value-type="float" office:value="-1.059781734">
            <text:p>-1.059781734</text:p>
          </table:table-cell>
          <table:table-cell table:formula="of:=IF([.T26]&gt;15;[.T26]-30;[.T26])" office:value-type="float" office:value="-0.322130549000001">
            <text:p>-0.322130549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5.11786">
            <text:p>-5.11786</text:p>
          </table:table-cell>
          <table:table-cell office:value-type="float" office:value="-2.38217">
            <text:p>-2.38217</text:p>
          </table:table-cell>
          <table:table-cell office:value-type="float" office:value="-0.55264">
            <text:p>-0.5526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7]" office:value-type="float" office:value="-5.11786">
            <text:p>-5.11786</text:p>
          </table:table-cell>
          <table:table-cell table:formula="of:=[.D27]" office:value-type="float" office:value="-2.38217">
            <text:p>-2.38217</text:p>
          </table:table-cell>
          <table:table-cell table:formula="of:=[.E27]" office:value-type="float" office:value="-0.55264">
            <text:p>-0.5526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4.718278371">
            <text:p>24.718278371</text:p>
          </table:table-cell>
          <table:table-cell office:value-type="float" office:value="27.505142795">
            <text:p>27.505142795</text:p>
          </table:table-cell>
          <table:table-cell office:value-type="float" office:value="29.451202701">
            <text:p>29.451202701</text:p>
          </table:table-cell>
          <table:table-cell table:formula="of:=IF([.R27]&gt;15;[.R27]-30;[.R27])" office:value-type="float" office:value="-5.281721629">
            <text:p>-5.281721629</text:p>
          </table:table-cell>
          <table:table-cell table:formula="of:=IF([.S27]&gt;15;[.S27]-30;[.S27])" office:value-type="float" office:value="-2.494857205">
            <text:p>-2.494857205</text:p>
          </table:table-cell>
          <table:table-cell table:formula="of:=IF([.T27]&gt;15;[.T27]-30;[.T27])" office:value-type="float" office:value="-0.548797299">
            <text:p>-0.548797299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05428">
            <text:p>0.05428</text:p>
          </table:table-cell>
          <table:table-cell office:value-type="float" office:value="0.82773">
            <text:p>0.82773</text:p>
          </table:table-cell>
          <table:table-cell office:value-type="float" office:value="-0.33409">
            <text:p>-0.334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8]" office:value-type="float" office:value="0.05428">
            <text:p>0.05428</text:p>
          </table:table-cell>
          <table:table-cell table:formula="of:=[.D28]" office:value-type="float" office:value="0.82773">
            <text:p>0.82773</text:p>
          </table:table-cell>
          <table:table-cell table:formula="of:=[.E28]" office:value-type="float" office:value="-0.33409">
            <text:p>-0.334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117691681">
            <text:p>0.117691681</text:p>
          </table:table-cell>
          <table:table-cell office:value-type="float" office:value="0.864488022">
            <text:p>0.864488022</text:p>
          </table:table-cell>
          <table:table-cell office:value-type="float" office:value="29.680016446">
            <text:p>29.680016446</text:p>
          </table:table-cell>
          <table:table-cell table:formula="of:=IF([.R28]&gt;15;[.R28]-30;[.R28])" office:value-type="float" office:value="0.117691681">
            <text:p>0.117691681</text:p>
          </table:table-cell>
          <table:table-cell table:formula="of:=IF([.S28]&gt;15;[.S28]-30;[.S28])" office:value-type="float" office:value="0.864488022">
            <text:p>0.864488022</text:p>
          </table:table-cell>
          <table:table-cell table:formula="of:=IF([.T28]&gt;15;[.T28]-30;[.T28])" office:value-type="float" office:value="-0.319983554">
            <text:p>-0.319983554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20372">
            <text:p>-1.20372</text:p>
          </table:table-cell>
          <table:table-cell office:value-type="float" office:value="1.33518">
            <text:p>1.33518</text:p>
          </table:table-cell>
          <table:table-cell office:value-type="float" office:value="0.17573">
            <text:p>0.175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29]" office:value-type="float" office:value="-1.20372">
            <text:p>-1.20372</text:p>
          </table:table-cell>
          <table:table-cell table:formula="of:=[.D29]" office:value-type="float" office:value="1.33518">
            <text:p>1.33518</text:p>
          </table:table-cell>
          <table:table-cell table:formula="of:=[.E29]" office:value-type="float" office:value="0.17573">
            <text:p>0.175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813437371">
            <text:p>28.813437371</text:p>
          </table:table-cell>
          <table:table-cell office:value-type="float" office:value="1.385230642">
            <text:p>1.385230642</text:p>
          </table:table-cell>
          <table:table-cell office:value-type="float" office:value="0.209893293">
            <text:p>0.209893293</text:p>
          </table:table-cell>
          <table:table-cell table:formula="of:=IF([.R29]&gt;15;[.R29]-30;[.R29])" office:value-type="float" office:value="-1.186562629">
            <text:p>-1.186562629</text:p>
          </table:table-cell>
          <table:table-cell table:formula="of:=IF([.S29]&gt;15;[.S29]-30;[.S29])" office:value-type="float" office:value="1.385230642">
            <text:p>1.385230642</text:p>
          </table:table-cell>
          <table:table-cell table:formula="of:=IF([.T29]&gt;15;[.T29]-30;[.T29])" office:value-type="float" office:value="0.209893293">
            <text:p>0.209893293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21141">
            <text:p>-2.21141</text:p>
          </table:table-cell>
          <table:table-cell office:value-type="float" office:value="1.1444">
            <text:p>1.1444</text:p>
          </table:table-cell>
          <table:table-cell office:value-type="float" office:value="-0.84703">
            <text:p>-0.847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0]" office:value-type="float" office:value="-2.21141">
            <text:p>-2.21141</text:p>
          </table:table-cell>
          <table:table-cell table:formula="of:=[.D30]" office:value-type="float" office:value="1.1444">
            <text:p>1.1444</text:p>
          </table:table-cell>
          <table:table-cell table:formula="of:=[.E30]" office:value-type="float" office:value="-0.84703">
            <text:p>-0.847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76964725">
            <text:p>27.76964725</text:p>
          </table:table-cell>
          <table:table-cell office:value-type="float" office:value="1.186783237">
            <text:p>1.186783237</text:p>
          </table:table-cell>
          <table:table-cell office:value-type="float" office:value="29.14963748">
            <text:p>29.14963748</text:p>
          </table:table-cell>
          <table:table-cell table:formula="of:=IF([.R30]&gt;15;[.R30]-30;[.R30])" office:value-type="float" office:value="-2.23035275">
            <text:p>-2.23035275</text:p>
          </table:table-cell>
          <table:table-cell table:formula="of:=IF([.S30]&gt;15;[.S30]-30;[.S30])" office:value-type="float" office:value="1.186783237">
            <text:p>1.186783237</text:p>
          </table:table-cell>
          <table:table-cell table:formula="of:=IF([.T30]&gt;15;[.T30]-30;[.T30])" office:value-type="float" office:value="-0.850362520000001">
            <text:p>-0.8503625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21639">
            <text:p>-4.21639</text:p>
          </table:table-cell>
          <table:table-cell office:value-type="float" office:value="-0.20997">
            <text:p>-0.20997</text:p>
          </table:table-cell>
          <table:table-cell office:value-type="float" office:value="-1.26909">
            <text:p>-1.26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1]" office:value-type="float" office:value="-4.21639">
            <text:p>-4.21639</text:p>
          </table:table-cell>
          <table:table-cell table:formula="of:=[.D31]" office:value-type="float" office:value="-0.20997">
            <text:p>-0.20997</text:p>
          </table:table-cell>
          <table:table-cell table:formula="of:=[.E31]" office:value-type="float" office:value="-1.26909">
            <text:p>-1.26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673072558">
            <text:p>25.673072558</text:p>
          </table:table-cell>
          <table:table-cell office:value-type="float" office:value="29.772047082">
            <text:p>29.772047082</text:p>
          </table:table-cell>
          <table:table-cell office:value-type="float" office:value="28.725726406">
            <text:p>28.725726406</text:p>
          </table:table-cell>
          <table:table-cell table:formula="of:=IF([.R31]&gt;15;[.R31]-30;[.R31])" office:value-type="float" office:value="-4.326927442">
            <text:p>-4.326927442</text:p>
          </table:table-cell>
          <table:table-cell table:formula="of:=IF([.S31]&gt;15;[.S31]-30;[.S31])" office:value-type="float" office:value="-0.227952918">
            <text:p>-0.227952918</text:p>
          </table:table-cell>
          <table:table-cell table:formula="of:=IF([.T31]&gt;15;[.T31]-30;[.T31])" office:value-type="float" office:value="-1.274273594">
            <text:p>-1.274273594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50521">
            <text:p>-3.50521</text:p>
          </table:table-cell>
          <table:table-cell office:value-type="float" office:value="0.78793">
            <text:p>0.78793</text:p>
          </table:table-cell>
          <table:table-cell office:value-type="float" office:value="-0.49549">
            <text:p>-0.4954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2]" office:value-type="float" office:value="-3.50521">
            <text:p>-3.50521</text:p>
          </table:table-cell>
          <table:table-cell table:formula="of:=[.D32]" office:value-type="float" office:value="0.78793">
            <text:p>0.78793</text:p>
          </table:table-cell>
          <table:table-cell table:formula="of:=[.E32]" office:value-type="float" office:value="-0.49549">
            <text:p>-0.4954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410787621">
            <text:p>26.410787621</text:p>
          </table:table-cell>
          <table:table-cell office:value-type="float" office:value="0.806429865">
            <text:p>0.806429865</text:p>
          </table:table-cell>
          <table:table-cell office:value-type="float" office:value="29.525007432">
            <text:p>29.525007432</text:p>
          </table:table-cell>
          <table:table-cell table:formula="of:=IF([.R32]&gt;15;[.R32]-30;[.R32])" office:value-type="float" office:value="-3.589212379">
            <text:p>-3.589212379</text:p>
          </table:table-cell>
          <table:table-cell table:formula="of:=IF([.S32]&gt;15;[.S32]-30;[.S32])" office:value-type="float" office:value="0.806429865">
            <text:p>0.806429865</text:p>
          </table:table-cell>
          <table:table-cell table:formula="of:=IF([.T32]&gt;15;[.T32]-30;[.T32])" office:value-type="float" office:value="-0.474992568000001">
            <text:p>-0.47499256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84734">
            <text:p>-3.84734</text:p>
          </table:table-cell>
          <table:table-cell office:value-type="float" office:value="0.59451">
            <text:p>0.59451</text:p>
          </table:table-cell>
          <table:table-cell office:value-type="float" office:value="0.89989">
            <text:p>0.899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3]" office:value-type="float" office:value="-3.84734">
            <text:p>-3.84734</text:p>
          </table:table-cell>
          <table:table-cell table:formula="of:=[.D33]" office:value-type="float" office:value="0.59451">
            <text:p>0.59451</text:p>
          </table:table-cell>
          <table:table-cell table:formula="of:=[.E33]" office:value-type="float" office:value="0.89989">
            <text:p>0.899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057705578">
            <text:p>26.057705578</text:p>
          </table:table-cell>
          <table:table-cell office:value-type="float" office:value="0.613884886">
            <text:p>0.613884886</text:p>
          </table:table-cell>
          <table:table-cell office:value-type="float" office:value="0.971133603">
            <text:p>0.971133603</text:p>
          </table:table-cell>
          <table:table-cell table:formula="of:=IF([.R33]&gt;15;[.R33]-30;[.R33])" office:value-type="float" office:value="-3.942294422">
            <text:p>-3.942294422</text:p>
          </table:table-cell>
          <table:table-cell table:formula="of:=IF([.S33]&gt;15;[.S33]-30;[.S33])" office:value-type="float" office:value="0.613884886">
            <text:p>0.613884886</text:p>
          </table:table-cell>
          <table:table-cell table:formula="of:=IF([.T33]&gt;15;[.T33]-30;[.T33])" office:value-type="float" office:value="0.971133603">
            <text:p>0.971133603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87791">
            <text:p>-2.87791</text:p>
          </table:table-cell>
          <table:table-cell office:value-type="float" office:value="0.76645">
            <text:p>0.76645</text:p>
          </table:table-cell>
          <table:table-cell office:value-type="float" office:value="1.87453">
            <text:p>1.8745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4]" office:value-type="float" office:value="-2.87791">
            <text:p>-2.87791</text:p>
          </table:table-cell>
          <table:table-cell table:formula="of:=[.D34]" office:value-type="float" office:value="0.76645">
            <text:p>0.76645</text:p>
          </table:table-cell>
          <table:table-cell table:formula="of:=[.E34]" office:value-type="float" office:value="1.87453">
            <text:p>1.8745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073092111">
            <text:p>27.073092111</text:p>
          </table:table-cell>
          <table:table-cell office:value-type="float" office:value="0.806931325">
            <text:p>0.806931325</text:p>
          </table:table-cell>
          <table:table-cell office:value-type="float" office:value="2.002537583">
            <text:p>2.002537583</text:p>
          </table:table-cell>
          <table:table-cell table:formula="of:=IF([.R34]&gt;15;[.R34]-30;[.R34])" office:value-type="float" office:value="-2.926907889">
            <text:p>-2.926907889</text:p>
          </table:table-cell>
          <table:table-cell table:formula="of:=IF([.S34]&gt;15;[.S34]-30;[.S34])" office:value-type="float" office:value="0.806931325">
            <text:p>0.806931325</text:p>
          </table:table-cell>
          <table:table-cell table:formula="of:=IF([.T34]&gt;15;[.T34]-30;[.T34])" office:value-type="float" office:value="2.002537583">
            <text:p>2.002537583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53238">
            <text:p>-1.53238</text:p>
          </table:table-cell>
          <table:table-cell office:value-type="float" office:value="1.15296">
            <text:p>1.15296</text:p>
          </table:table-cell>
          <table:table-cell office:value-type="float" office:value="1.51015">
            <text:p>1.5101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5]" office:value-type="float" office:value="-1.53238">
            <text:p>-1.53238</text:p>
          </table:table-cell>
          <table:table-cell table:formula="of:=[.D35]" office:value-type="float" office:value="1.15296">
            <text:p>1.15296</text:p>
          </table:table-cell>
          <table:table-cell table:formula="of:=[.E35]" office:value-type="float" office:value="1.51015">
            <text:p>1.5101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469963716">
            <text:p>28.469963716</text:p>
          </table:table-cell>
          <table:table-cell office:value-type="float" office:value="1.197923874">
            <text:p>1.197923874</text:p>
          </table:table-cell>
          <table:table-cell office:value-type="float" office:value="1.616667218">
            <text:p>1.616667218</text:p>
          </table:table-cell>
          <table:table-cell table:formula="of:=IF([.R35]&gt;15;[.R35]-30;[.R35])" office:value-type="float" office:value="-1.530036284">
            <text:p>-1.530036284</text:p>
          </table:table-cell>
          <table:table-cell table:formula="of:=IF([.S35]&gt;15;[.S35]-30;[.S35])" office:value-type="float" office:value="1.197923874">
            <text:p>1.197923874</text:p>
          </table:table-cell>
          <table:table-cell table:formula="of:=IF([.T35]&gt;15;[.T35]-30;[.T35])" office:value-type="float" office:value="1.616667218">
            <text:p>1.61666721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2195">
            <text:p>-2.2195</text:p>
          </table:table-cell>
          <table:table-cell office:value-type="float" office:value="-5.69059">
            <text:p>-5.69059</text:p>
          </table:table-cell>
          <table:table-cell office:value-type="float" office:value="0.44651">
            <text:p>0.4465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6]" office:value-type="float" office:value="-2.2195">
            <text:p>-2.2195</text:p>
          </table:table-cell>
          <table:table-cell table:formula="of:=[.D36]" office:value-type="float" office:value="-5.69059">
            <text:p>-5.69059</text:p>
          </table:table-cell>
          <table:table-cell table:formula="of:=[.E36]" office:value-type="float" office:value="0.44651">
            <text:p>0.4465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749133817">
            <text:p>27.749133817</text:p>
          </table:table-cell>
          <table:table-cell office:value-type="float" office:value="24.102015037">
            <text:p>24.102015037</text:p>
          </table:table-cell>
          <table:table-cell office:value-type="float" office:value="0.495882368">
            <text:p>0.495882368</text:p>
          </table:table-cell>
          <table:table-cell table:formula="of:=IF([.R36]&gt;15;[.R36]-30;[.R36])" office:value-type="float" office:value="-2.250866183">
            <text:p>-2.250866183</text:p>
          </table:table-cell>
          <table:table-cell table:formula="of:=IF([.S36]&gt;15;[.S36]-30;[.S36])" office:value-type="float" office:value="-5.897984963">
            <text:p>-5.897984963</text:p>
          </table:table-cell>
          <table:table-cell table:formula="of:=IF([.T36]&gt;15;[.T36]-30;[.T36])" office:value-type="float" office:value="0.495882368">
            <text:p>0.49588236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9049">
            <text:p>-1.9049</text:p>
          </table:table-cell>
          <table:table-cell office:value-type="float" office:value="-5.49359">
            <text:p>-5.49359</text:p>
          </table:table-cell>
          <table:table-cell office:value-type="float" office:value="-0.88013">
            <text:p>-0.8801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7]" office:value-type="float" office:value="-1.9049">
            <text:p>-1.9049</text:p>
          </table:table-cell>
          <table:table-cell table:formula="of:=[.D37]" office:value-type="float" office:value="-5.49359">
            <text:p>-5.49359</text:p>
          </table:table-cell>
          <table:table-cell table:formula="of:=[.E37]" office:value-type="float" office:value="-0.88013">
            <text:p>-0.880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092607485">
            <text:p>28.092607485</text:p>
          </table:table-cell>
          <table:table-cell office:value-type="float" office:value="24.289321982">
            <text:p>24.289321982</text:p>
          </table:table-cell>
          <table:table-cell office:value-type="float" office:value="29.089108996">
            <text:p>29.089108996</text:p>
          </table:table-cell>
          <table:table-cell table:formula="of:=IF([.R37]&gt;15;[.R37]-30;[.R37])" office:value-type="float" office:value="-1.907392515">
            <text:p>-1.907392515</text:p>
          </table:table-cell>
          <table:table-cell table:formula="of:=IF([.S37]&gt;15;[.S37]-30;[.S37])" office:value-type="float" office:value="-5.710678018">
            <text:p>-5.710678018</text:p>
          </table:table-cell>
          <table:table-cell table:formula="of:=IF([.T37]&gt;15;[.T37]-30;[.T37])" office:value-type="float" office:value="-0.910891004">
            <text:p>-0.910891004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56556">
            <text:p>-0.56556</text:p>
          </table:table-cell>
          <table:table-cell office:value-type="float" office:value="-5.1028">
            <text:p>-5.1028</text:p>
          </table:table-cell>
          <table:table-cell office:value-type="float" office:value="-1.25176">
            <text:p>-1.251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8]" office:value-type="float" office:value="-0.56556">
            <text:p>-0.56556</text:p>
          </table:table-cell>
          <table:table-cell table:formula="of:=[.D38]" office:value-type="float" office:value="-5.1028">
            <text:p>-5.1028</text:p>
          </table:table-cell>
          <table:table-cell table:formula="of:=[.E38]" office:value-type="float" office:value="-1.25176">
            <text:p>-1.251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9.489479476">
            <text:p>29.489479476</text:p>
          </table:table-cell>
          <table:table-cell office:value-type="float" office:value="24.680314163">
            <text:p>24.680314163</text:p>
          </table:table-cell>
          <table:table-cell office:value-type="float" office:value="28.703238426">
            <text:p>28.703238426</text:p>
          </table:table-cell>
          <table:table-cell table:formula="of:=IF([.R38]&gt;15;[.R38]-30;[.R38])" office:value-type="float" office:value="-0.510520524">
            <text:p>-0.510520524</text:p>
          </table:table-cell>
          <table:table-cell table:formula="of:=IF([.S38]&gt;15;[.S38]-30;[.S38])" office:value-type="float" office:value="-5.319685837">
            <text:p>-5.319685837</text:p>
          </table:table-cell>
          <table:table-cell table:formula="of:=IF([.T38]&gt;15;[.T38]-30;[.T38])" office:value-type="float" office:value="-1.296761574">
            <text:p>-1.296761574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41608">
            <text:p>0.41608</text:p>
          </table:table-cell>
          <table:table-cell office:value-type="float" office:value="-4.92453">
            <text:p>-4.92453</text:p>
          </table:table-cell>
          <table:table-cell office:value-type="float" office:value="-0.28405">
            <text:p>-0.2840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39]" office:value-type="float" office:value="0.41608">
            <text:p>0.41608</text:p>
          </table:table-cell>
          <table:table-cell table:formula="of:=[.D39]" office:value-type="float" office:value="-4.92453">
            <text:p>-4.92453</text:p>
          </table:table-cell>
          <table:table-cell table:formula="of:=[.E39]" office:value-type="float" office:value="-0.28405">
            <text:p>-0.2840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504866416">
            <text:p>0.504866416</text:p>
          </table:table-cell>
          <table:table-cell office:value-type="float" office:value="24.873360384">
            <text:p>24.873360384</text:p>
          </table:table-cell>
          <table:table-cell office:value-type="float" office:value="29.734642572">
            <text:p>29.734642572</text:p>
          </table:table-cell>
          <table:table-cell table:formula="of:=IF([.R39]&gt;15;[.R39]-30;[.R39])" office:value-type="float" office:value="0.504866416">
            <text:p>0.504866416</text:p>
          </table:table-cell>
          <table:table-cell table:formula="of:=IF([.S39]&gt;15;[.S39]-30;[.S39])" office:value-type="float" office:value="-5.126639616">
            <text:p>-5.126639616</text:p>
          </table:table-cell>
          <table:table-cell table:formula="of:=IF([.T39]&gt;15;[.T39]-30;[.T39])" office:value-type="float" office:value="-0.265357428000001">
            <text:p>-0.26535742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08011">
            <text:p>0.08011</text:p>
          </table:table-cell>
          <table:table-cell office:value-type="float" office:value="-5.1038">
            <text:p>-5.1038</text:p>
          </table:table-cell>
          <table:table-cell office:value-type="float" office:value="1.1039">
            <text:p>1.103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0]" office:value-type="float" office:value="0.08011">
            <text:p>0.08011</text:p>
          </table:table-cell>
          <table:table-cell table:formula="of:=[.D40]" office:value-type="float" office:value="-5.1038">
            <text:p>-5.1038</text:p>
          </table:table-cell>
          <table:table-cell table:formula="of:=[.E40]" office:value-type="float" office:value="1.1039">
            <text:p>1.103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151784443">
            <text:p>0.151784443</text:p>
          </table:table-cell>
          <table:table-cell office:value-type="float" office:value="24.680815017">
            <text:p>24.680815017</text:p>
          </table:table-cell>
          <table:table-cell office:value-type="float" office:value="1.180769016">
            <text:p>1.180769016</text:p>
          </table:table-cell>
          <table:table-cell table:formula="of:=IF([.R40]&gt;15;[.R40]-30;[.R40])" office:value-type="float" office:value="0.151784443">
            <text:p>0.151784443</text:p>
          </table:table-cell>
          <table:table-cell table:formula="of:=IF([.S40]&gt;15;[.S40]-30;[.S40])" office:value-type="float" office:value="-5.319184983">
            <text:p>-5.319184983</text:p>
          </table:table-cell>
          <table:table-cell table:formula="of:=IF([.T40]&gt;15;[.T40]-30;[.T40])" office:value-type="float" office:value="1.180769016">
            <text:p>1.18076901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21753">
            <text:p>-1.21753</text:p>
          </table:table-cell>
          <table:table-cell office:value-type="float" office:value="-5.45395">
            <text:p>-5.45395</text:p>
          </table:table-cell>
          <table:table-cell office:value-type="float" office:value="1.45147">
            <text:p>1.4514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1]" office:value-type="float" office:value="-1.21753">
            <text:p>-1.21753</text:p>
          </table:table-cell>
          <table:table-cell table:formula="of:=[.D41]" office:value-type="float" office:value="-5.45395">
            <text:p>-5.45395</text:p>
          </table:table-cell>
          <table:table-cell table:formula="of:=[.E41]" office:value-type="float" office:value="1.45147">
            <text:p>1.4514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792924199">
            <text:p>28.792924199</text:p>
          </table:table-cell>
          <table:table-cell office:value-type="float" office:value="24.300462848">
            <text:p>24.300462848</text:p>
          </table:table-cell>
          <table:table-cell office:value-type="float" office:value="1.556138737">
            <text:p>1.556138737</text:p>
          </table:table-cell>
          <table:table-cell table:formula="of:=IF([.R41]&gt;15;[.R41]-30;[.R41])" office:value-type="float" office:value="-1.207075801">
            <text:p>-1.207075801</text:p>
          </table:table-cell>
          <table:table-cell table:formula="of:=IF([.S41]&gt;15;[.S41]-30;[.S41])" office:value-type="float" office:value="-5.699537152">
            <text:p>-5.699537152</text:p>
          </table:table-cell>
          <table:table-cell table:formula="of:=IF([.T41]&gt;15;[.T41]-30;[.T41])" office:value-type="float" office:value="1.556138737">
            <text:p>1.556138737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62544">
            <text:p>1.62544</text:p>
          </table:table-cell>
          <table:table-cell office:value-type="float" office:value="-1.0202">
            <text:p>-1.0202</text:p>
          </table:table-cell>
          <table:table-cell office:value-type="float" office:value="0.05535">
            <text:p>0.055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2]" office:value-type="float" office:value="1.62544">
            <text:p>1.62544</text:p>
          </table:table-cell>
          <table:table-cell table:formula="of:=[.D42]" office:value-type="float" office:value="-1.0202">
            <text:p>-1.0202</text:p>
          </table:table-cell>
          <table:table-cell table:formula="of:=[.E42]" office:value-type="float" office:value="0.05535">
            <text:p>0.055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756436441">
            <text:p>1.756436441</text:p>
          </table:table-cell>
          <table:table-cell office:value-type="float" office:value="28.937037729">
            <text:p>28.937037729</text:p>
          </table:table-cell>
          <table:table-cell office:value-type="float" office:value="0.099843731">
            <text:p>0.099843731</text:p>
          </table:table-cell>
          <table:table-cell table:formula="of:=IF([.R42]&gt;15;[.R42]-30;[.R42])" office:value-type="float" office:value="1.756436441">
            <text:p>1.756436441</text:p>
          </table:table-cell>
          <table:table-cell table:formula="of:=IF([.S42]&gt;15;[.S42]-30;[.S42])" office:value-type="float" office:value="-1.062962271">
            <text:p>-1.062962271</text:p>
          </table:table-cell>
          <table:table-cell table:formula="of:=IF([.T42]&gt;15;[.T42]-30;[.T42])" office:value-type="float" office:value="0.099843731">
            <text:p>0.09984373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71085">
            <text:p>1.71085</text:p>
          </table:table-cell>
          <table:table-cell office:value-type="float" office:value="-1.94269">
            <text:p>-1.94269</text:p>
          </table:table-cell>
          <table:table-cell office:value-type="float" office:value="1.16918">
            <text:p>1.169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3]" office:value-type="float" office:value="1.71085">
            <text:p>1.71085</text:p>
          </table:table-cell>
          <table:table-cell table:formula="of:=[.D43]" office:value-type="float" office:value="-1.94269">
            <text:p>-1.94269</text:p>
          </table:table-cell>
          <table:table-cell table:formula="of:=[.E43]" office:value-type="float" office:value="1.16918">
            <text:p>1.169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844294597">
            <text:p>1.844294597</text:p>
          </table:table-cell>
          <table:table-cell office:value-type="float" office:value="27.98210249">
            <text:p>27.98210249</text:p>
          </table:table-cell>
          <table:table-cell office:value-type="float" office:value="1.254573662">
            <text:p>1.254573662</text:p>
          </table:table-cell>
          <table:table-cell table:formula="of:=IF([.R43]&gt;15;[.R43]-30;[.R43])" office:value-type="float" office:value="1.844294597">
            <text:p>1.844294597</text:p>
          </table:table-cell>
          <table:table-cell table:formula="of:=IF([.S43]&gt;15;[.S43]-30;[.S43])" office:value-type="float" office:value="-2.01789751">
            <text:p>-2.01789751</text:p>
          </table:table-cell>
          <table:table-cell table:formula="of:=IF([.T43]&gt;15;[.T43]-30;[.T43])" office:value-type="float" office:value="1.254573662">
            <text:p>1.25457366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79667">
            <text:p>0.79667</text:p>
          </table:table-cell>
          <table:table-cell office:value-type="float" office:value="-4.10903">
            <text:p>-4.10903</text:p>
          </table:table-cell>
          <table:table-cell office:value-type="float" office:value="1.87972">
            <text:p>1.8797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4]" office:value-type="float" office:value="0.79667">
            <text:p>0.79667</text:p>
          </table:table-cell>
          <table:table-cell table:formula="of:=[.D44]" office:value-type="float" office:value="-4.10903">
            <text:p>-4.10903</text:p>
          </table:table-cell>
          <table:table-cell table:formula="of:=[.E44]" office:value-type="float" office:value="1.87972">
            <text:p>1.8797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889499147">
            <text:p>0.889499147</text:p>
          </table:table-cell>
          <table:table-cell office:value-type="float" office:value="25.715198171">
            <text:p>25.715198171</text:p>
          </table:table-cell>
          <table:table-cell office:value-type="float" office:value="1.980049499">
            <text:p>1.980049499</text:p>
          </table:table-cell>
          <table:table-cell table:formula="of:=IF([.R44]&gt;15;[.R44]-30;[.R44])" office:value-type="float" office:value="0.889499147">
            <text:p>0.889499147</text:p>
          </table:table-cell>
          <table:table-cell table:formula="of:=IF([.S44]&gt;15;[.S44]-30;[.S44])" office:value-type="float" office:value="-4.284801829">
            <text:p>-4.284801829</text:p>
          </table:table-cell>
          <table:table-cell table:formula="of:=IF([.T44]&gt;15;[.T44]-30;[.T44])" office:value-type="float" office:value="1.980049499">
            <text:p>1.980049499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57686">
            <text:p>1.57686</text:p>
          </table:table-cell>
          <table:table-cell office:value-type="float" office:value="-3.3074">
            <text:p>-3.3074</text:p>
          </table:table-cell>
          <table:table-cell office:value-type="float" office:value="0.9587">
            <text:p>0.958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5]" office:value-type="float" office:value="1.57686">
            <text:p>1.57686</text:p>
          </table:table-cell>
          <table:table-cell table:formula="of:=[.D45]" office:value-type="float" office:value="-3.3074">
            <text:p>-3.3074</text:p>
          </table:table-cell>
          <table:table-cell table:formula="of:=[.E45]" office:value-type="float" office:value="0.9587">
            <text:p>0.95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698513959">
            <text:p>1.698513959</text:p>
          </table:table-cell>
          <table:table-cell office:value-type="float" office:value="26.547027239">
            <text:p>26.547027239</text:p>
          </table:table-cell>
          <table:table-cell office:value-type="float" office:value="1.027906238">
            <text:p>1.027906238</text:p>
          </table:table-cell>
          <table:table-cell table:formula="of:=IF([.R45]&gt;15;[.R45]-30;[.R45])" office:value-type="float" office:value="1.698513959">
            <text:p>1.698513959</text:p>
          </table:table-cell>
          <table:table-cell table:formula="of:=IF([.S45]&gt;15;[.S45]-30;[.S45])" office:value-type="float" office:value="-3.452972761">
            <text:p>-3.452972761</text:p>
          </table:table-cell>
          <table:table-cell table:formula="of:=IF([.T45]&gt;15;[.T45]-30;[.T45])" office:value-type="float" office:value="1.027906238">
            <text:p>1.02790623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34095">
            <text:p>1.34095</text:p>
          </table:table-cell>
          <table:table-cell office:value-type="float" office:value="-3.81237">
            <text:p>-3.81237</text:p>
          </table:table-cell>
          <table:table-cell office:value-type="float" office:value="-0.37933">
            <text:p>-0.3793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6]" office:value-type="float" office:value="1.34095">
            <text:p>1.34095</text:p>
          </table:table-cell>
          <table:table-cell table:formula="of:=[.D46]" office:value-type="float" office:value="-3.81237">
            <text:p>-3.81237</text:p>
          </table:table-cell>
          <table:table-cell table:formula="of:=[.E46]" office:value-type="float" office:value="-0.37933">
            <text:p>-0.3793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46079804">
            <text:p>1.46079804</text:p>
          </table:table-cell>
          <table:table-cell office:value-type="float" office:value="26.026742851">
            <text:p>26.026742851</text:p>
          </table:table-cell>
          <table:table-cell office:value-type="float" office:value="29.640168302">
            <text:p>29.640168302</text:p>
          </table:table-cell>
          <table:table-cell table:formula="of:=IF([.R46]&gt;15;[.R46]-30;[.R46])" office:value-type="float" office:value="1.46079804">
            <text:p>1.46079804</text:p>
          </table:table-cell>
          <table:table-cell table:formula="of:=IF([.S46]&gt;15;[.S46]-30;[.S46])" office:value-type="float" office:value="-3.973257149">
            <text:p>-3.973257149</text:p>
          </table:table-cell>
          <table:table-cell table:formula="of:=IF([.T46]&gt;15;[.T46]-30;[.T46])" office:value-type="float" office:value="-0.359831698000001">
            <text:p>-0.35983169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24847">
            <text:p>1.24847</text:p>
          </table:table-cell>
          <table:table-cell office:value-type="float" office:value="-2.92631">
            <text:p>-2.92631</text:p>
          </table:table-cell>
          <table:table-cell office:value-type="float" office:value="-1.44031">
            <text:p>-1.440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7]" office:value-type="float" office:value="1.24847">
            <text:p>1.24847</text:p>
          </table:table-cell>
          <table:table-cell table:formula="of:=[.D47]" office:value-type="float" office:value="-2.92631">
            <text:p>-2.92631</text:p>
          </table:table-cell>
          <table:table-cell table:formula="of:=[.E47]" office:value-type="float" office:value="-1.44031">
            <text:p>-1.440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375329945">
            <text:p>1.375329945</text:p>
          </table:table-cell>
          <table:table-cell office:value-type="float" office:value="26.955692375">
            <text:p>26.955692375</text:p>
          </table:table-cell>
          <table:table-cell office:value-type="float" office:value="28.51686101">
            <text:p>28.51686101</text:p>
          </table:table-cell>
          <table:table-cell table:formula="of:=IF([.R47]&gt;15;[.R47]-30;[.R47])" office:value-type="float" office:value="1.375329945">
            <text:p>1.375329945</text:p>
          </table:table-cell>
          <table:table-cell table:formula="of:=IF([.S47]&gt;15;[.S47]-30;[.S47])" office:value-type="float" office:value="-3.044307625">
            <text:p>-3.044307625</text:p>
          </table:table-cell>
          <table:table-cell table:formula="of:=IF([.T47]&gt;15;[.T47]-30;[.T47])" office:value-type="float" office:value="-1.48313899">
            <text:p>-1.48313899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.40292">
            <text:p>1.40292</text:p>
          </table:table-cell>
          <table:table-cell office:value-type="float" office:value="-1.50447">
            <text:p>-1.50447</text:p>
          </table:table-cell>
          <table:table-cell office:value-type="float" office:value="-1.22438">
            <text:p>-1.224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8]" office:value-type="float" office:value="1.40292">
            <text:p>1.40292</text:p>
          </table:table-cell>
          <table:table-cell table:formula="of:=[.D48]" office:value-type="float" office:value="-1.50447">
            <text:p>-1.50447</text:p>
          </table:table-cell>
          <table:table-cell table:formula="of:=[.E48]" office:value-type="float" office:value="-1.22438">
            <text:p>-1.224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1.525187957">
            <text:p>1.525187957</text:p>
          </table:table-cell>
          <table:table-cell office:value-type="float" office:value="28.430911464">
            <text:p>28.430911464</text:p>
          </table:table-cell>
          <table:table-cell office:value-type="float" office:value="28.74986924">
            <text:p>28.74986924</text:p>
          </table:table-cell>
          <table:table-cell table:formula="of:=IF([.R48]&gt;15;[.R48]-30;[.R48])" office:value-type="float" office:value="1.525187957">
            <text:p>1.525187957</text:p>
          </table:table-cell>
          <table:table-cell table:formula="of:=IF([.S48]&gt;15;[.S48]-30;[.S48])" office:value-type="float" office:value="-1.569088536">
            <text:p>-1.569088536</text:p>
          </table:table-cell>
          <table:table-cell table:formula="of:=IF([.T48]&gt;15;[.T48]-30;[.T48])" office:value-type="float" office:value="-1.25013076">
            <text:p>-1.2501307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23132">
            <text:p>0.23132</text:p>
          </table:table-cell>
          <table:table-cell office:value-type="float" office:value="-3.1174">
            <text:p>-3.1174</text:p>
          </table:table-cell>
          <table:table-cell office:value-type="float" office:value="-2.45441">
            <text:p>-2.454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49]" office:value-type="float" office:value="0.23132">
            <text:p>0.23132</text:p>
          </table:table-cell>
          <table:table-cell table:formula="of:=[.D49]" office:value-type="float" office:value="-3.1174">
            <text:p>-3.1174</text:p>
          </table:table-cell>
          <table:table-cell table:formula="of:=[.E49]" office:value-type="float" office:value="-2.45441">
            <text:p>-2.454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331540025">
            <text:p>0.331540025</text:p>
          </table:table-cell>
          <table:table-cell office:value-type="float" office:value="26.757245403">
            <text:p>26.757245403</text:p>
          </table:table-cell>
          <table:table-cell office:value-type="float" office:value="27.456605253">
            <text:p>27.456605253</text:p>
          </table:table-cell>
          <table:table-cell table:formula="of:=IF([.R49]&gt;15;[.R49]-30;[.R49])" office:value-type="float" office:value="0.331540025">
            <text:p>0.331540025</text:p>
          </table:table-cell>
          <table:table-cell table:formula="of:=IF([.S49]&gt;15;[.S49]-30;[.S49])" office:value-type="float" office:value="-3.242754597">
            <text:p>-3.242754597</text:p>
          </table:table-cell>
          <table:table-cell table:formula="of:=IF([.T49]&gt;15;[.T49]-30;[.T49])" office:value-type="float" office:value="-2.543394747">
            <text:p>-2.543394747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65351">
            <text:p>-0.65351</text:p>
          </table:table-cell>
          <table:table-cell office:value-type="float" office:value="-4.17825">
            <text:p>-4.17825</text:p>
          </table:table-cell>
          <table:table-cell office:value-type="float" office:value="-2.36303">
            <text:p>-2.363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0]" office:value-type="float" office:value="-0.65351">
            <text:p>-0.65351</text:p>
          </table:table-cell>
          <table:table-cell table:formula="of:=[.D50]" office:value-type="float" office:value="-4.17825">
            <text:p>-4.17825</text:p>
          </table:table-cell>
          <table:table-cell table:formula="of:=[.E50]" office:value-type="float" office:value="-2.36303">
            <text:p>-2.363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9.401620859">
            <text:p>29.401620859</text:p>
          </table:table-cell>
          <table:table-cell office:value-type="float" office:value="25.635249126">
            <text:p>25.635249126</text:p>
          </table:table-cell>
          <table:table-cell office:value-type="float" office:value="27.5485088">
            <text:p>27.5485088</text:p>
          </table:table-cell>
          <table:table-cell table:formula="of:=IF([.R50]&gt;15;[.R50]-30;[.R50])" office:value-type="float" office:value="-0.598379140999999">
            <text:p>-0.598379141</text:p>
          </table:table-cell>
          <table:table-cell table:formula="of:=IF([.S50]&gt;15;[.S50]-30;[.S50])" office:value-type="float" office:value="-4.364750874">
            <text:p>-4.364750874</text:p>
          </table:table-cell>
          <table:table-cell table:formula="of:=IF([.T50]&gt;15;[.T50]-30;[.T50])" office:value-type="float" office:value="-2.4514912">
            <text:p>-2.4514912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04708">
            <text:p>-4.04708</text:p>
          </table:table-cell>
          <table:table-cell office:value-type="float" office:value="-4.32125">
            <text:p>-4.32125</text:p>
          </table:table-cell>
          <table:table-cell office:value-type="float" office:value="-1.3138">
            <text:p>-1.31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1]" office:value-type="float" office:value="-4.04708">
            <text:p>-4.04708</text:p>
          </table:table-cell>
          <table:table-cell table:formula="of:=[.D51]" office:value-type="float" office:value="-4.32125">
            <text:p>-4.32125</text:p>
          </table:table-cell>
          <table:table-cell table:formula="of:=[.E51]" office:value-type="float" office:value="-1.3138">
            <text:p>-1.31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872674278">
            <text:p>25.872674278</text:p>
          </table:table-cell>
          <table:table-cell office:value-type="float" office:value="25.509180776">
            <text:p>25.509180776</text:p>
          </table:table-cell>
          <table:table-cell office:value-type="float" office:value="28.688317174">
            <text:p>28.688317174</text:p>
          </table:table-cell>
          <table:table-cell table:formula="of:=IF([.R51]&gt;15;[.R51]-30;[.R51])" office:value-type="float" office:value="-4.127325722">
            <text:p>-4.127325722</text:p>
          </table:table-cell>
          <table:table-cell table:formula="of:=IF([.S51]&gt;15;[.S51]-30;[.S51])" office:value-type="float" office:value="-4.490819224">
            <text:p>-4.490819224</text:p>
          </table:table-cell>
          <table:table-cell table:formula="of:=IF([.T51]&gt;15;[.T51]-30;[.T51])" office:value-type="float" office:value="-1.311682826">
            <text:p>-1.31168282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84051">
            <text:p>-2.84051</text:p>
          </table:table-cell>
          <table:table-cell office:value-type="float" office:value="-4.79377">
            <text:p>-4.79377</text:p>
          </table:table-cell>
          <table:table-cell office:value-type="float" office:value="-1.78156">
            <text:p>-1.781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2]" office:value-type="float" office:value="-2.84051">
            <text:p>-2.84051</text:p>
          </table:table-cell>
          <table:table-cell table:formula="of:=[.D52]" office:value-type="float" office:value="-4.79377">
            <text:p>-4.79377</text:p>
          </table:table-cell>
          <table:table-cell table:formula="of:=[.E52]" office:value-type="float" office:value="-1.78156">
            <text:p>-1.781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141435896">
            <text:p>27.141435896</text:p>
          </table:table-cell>
          <table:table-cell office:value-type="float" office:value="25.00261041">
            <text:p>25.00261041</text:p>
          </table:table-cell>
          <table:table-cell office:value-type="float" office:value="28.172860276">
            <text:p>28.172860276</text:p>
          </table:table-cell>
          <table:table-cell table:formula="of:=IF([.R52]&gt;15;[.R52]-30;[.R52])" office:value-type="float" office:value="-2.858564104">
            <text:p>-2.858564104</text:p>
          </table:table-cell>
          <table:table-cell table:formula="of:=IF([.S52]&gt;15;[.S52]-30;[.S52])" office:value-type="float" office:value="-4.99738959">
            <text:p>-4.99738959</text:p>
          </table:table-cell>
          <table:table-cell table:formula="of:=IF([.T52]&gt;15;[.T52]-30;[.T52])" office:value-type="float" office:value="-1.827139724">
            <text:p>-1.827139724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05267">
            <text:p>-2.05267</text:p>
          </table:table-cell>
          <table:table-cell office:value-type="float" office:value="-3.98789">
            <text:p>-3.98789</text:p>
          </table:table-cell>
          <table:table-cell office:value-type="float" office:value="-2.68479">
            <text:p>-2.6847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3]" office:value-type="float" office:value="-2.05267">
            <text:p>-2.05267</text:p>
          </table:table-cell>
          <table:table-cell table:formula="of:=[.D53]" office:value-type="float" office:value="-3.98789">
            <text:p>-3.98789</text:p>
          </table:table-cell>
          <table:table-cell table:formula="of:=[.E53]" office:value-type="float" office:value="-2.68479">
            <text:p>-2.6847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950450422">
            <text:p>27.950450422</text:p>
          </table:table-cell>
          <table:table-cell office:value-type="float" office:value="25.834438987">
            <text:p>25.834438987</text:p>
          </table:table-cell>
          <table:table-cell office:value-type="float" office:value="27.220716161">
            <text:p>27.220716161</text:p>
          </table:table-cell>
          <table:table-cell table:formula="of:=IF([.R53]&gt;15;[.R53]-30;[.R53])" office:value-type="float" office:value="-2.049549578">
            <text:p>-2.049549578</text:p>
          </table:table-cell>
          <table:table-cell table:formula="of:=IF([.S53]&gt;15;[.S53]-30;[.S53])" office:value-type="float" office:value="-4.165561013">
            <text:p>-4.165561013</text:p>
          </table:table-cell>
          <table:table-cell table:formula="of:=IF([.T53]&gt;15;[.T53]-30;[.T53])" office:value-type="float" office:value="-2.779283839">
            <text:p>-2.779283839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50048">
            <text:p>-2.50048</text:p>
          </table:table-cell>
          <table:table-cell office:value-type="float" office:value="-2.7374">
            <text:p>-2.7374</text:p>
          </table:table-cell>
          <table:table-cell office:value-type="float" office:value="-3.094">
            <text:p>-3.09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4]" office:value-type="float" office:value="-2.50048">
            <text:p>-2.50048</text:p>
          </table:table-cell>
          <table:table-cell table:formula="of:=[.D54]" office:value-type="float" office:value="-2.7374">
            <text:p>-2.7374</text:p>
          </table:table-cell>
          <table:table-cell table:formula="of:=[.E54]" office:value-type="float" office:value="-3.094">
            <text:p>-3.09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468687302">
            <text:p>27.468687302</text:p>
          </table:table-cell>
          <table:table-cell office:value-type="float" office:value="27.150204322">
            <text:p>27.150204322</text:p>
          </table:table-cell>
          <table:table-cell office:value-type="float" office:value="26.809939439">
            <text:p>26.809939439</text:p>
          </table:table-cell>
          <table:table-cell table:formula="of:=IF([.R54]&gt;15;[.R54]-30;[.R54])" office:value-type="float" office:value="-2.531312698">
            <text:p>-2.531312698</text:p>
          </table:table-cell>
          <table:table-cell table:formula="of:=IF([.S54]&gt;15;[.S54]-30;[.S54])" office:value-type="float" office:value="-2.849795678">
            <text:p>-2.849795678</text:p>
          </table:table-cell>
          <table:table-cell table:formula="of:=IF([.T54]&gt;15;[.T54]-30;[.T54])" office:value-type="float" office:value="-3.190060561">
            <text:p>-3.19006056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74871">
            <text:p>-3.74871</text:p>
          </table:table-cell>
          <table:table-cell office:value-type="float" office:value="-2.23257">
            <text:p>-2.23257</text:p>
          </table:table-cell>
          <table:table-cell office:value-type="float" office:value="-2.58485">
            <text:p>-2.5848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5]" office:value-type="float" office:value="-3.74871">
            <text:p>-3.74871</text:p>
          </table:table-cell>
          <table:table-cell table:formula="of:=[.D55]" office:value-type="float" office:value="-2.23257">
            <text:p>-2.23257</text:p>
          </table:table-cell>
          <table:table-cell table:formula="of:=[.E55]" office:value-type="float" office:value="-2.58485">
            <text:p>-2.5848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164433149">
            <text:p>26.164433149</text:p>
          </table:table-cell>
          <table:table-cell office:value-type="float" office:value="27.67094676">
            <text:p>27.67094676</text:p>
          </table:table-cell>
          <table:table-cell office:value-type="float" office:value="27.339817032">
            <text:p>27.339817032</text:p>
          </table:table-cell>
          <table:table-cell table:formula="of:=IF([.R55]&gt;15;[.R55]-30;[.R55])" office:value-type="float" office:value="-3.835566851">
            <text:p>-3.835566851</text:p>
          </table:table-cell>
          <table:table-cell table:formula="of:=IF([.S55]&gt;15;[.S55]-30;[.S55])" office:value-type="float" office:value="-2.32905324">
            <text:p>-2.32905324</text:p>
          </table:table-cell>
          <table:table-cell table:formula="of:=IF([.T55]&gt;15;[.T55]-30;[.T55])" office:value-type="float" office:value="-2.660182968">
            <text:p>-2.660182968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4.48409">
            <text:p>-4.48409</text:p>
          </table:table-cell>
          <table:table-cell office:value-type="float" office:value="-3.00407">
            <text:p>-3.00407</text:p>
          </table:table-cell>
          <table:table-cell office:value-type="float" office:value="-1.69609">
            <text:p>-1.696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6]" office:value-type="float" office:value="-4.48409">
            <text:p>-4.48409</text:p>
          </table:table-cell>
          <table:table-cell table:formula="of:=[.D56]" office:value-type="float" office:value="-3.00407">
            <text:p>-3.00407</text:p>
          </table:table-cell>
          <table:table-cell table:formula="of:=[.E56]" office:value-type="float" office:value="-1.69609">
            <text:p>-1.696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5.377434405">
            <text:p>25.377434405</text:p>
          </table:table-cell>
          <table:table-cell office:value-type="float" office:value="26.861753166">
            <text:p>26.861753166</text:p>
          </table:table-cell>
          <table:table-cell office:value-type="float" office:value="28.266051325">
            <text:p>28.266051325</text:p>
          </table:table-cell>
          <table:table-cell table:formula="of:=IF([.R56]&gt;15;[.R56]-30;[.R56])" office:value-type="float" office:value="-4.622565595">
            <text:p>-4.622565595</text:p>
          </table:table-cell>
          <table:table-cell table:formula="of:=IF([.S56]&gt;15;[.S56]-30;[.S56])" office:value-type="float" office:value="-3.138246834">
            <text:p>-3.138246834</text:p>
          </table:table-cell>
          <table:table-cell table:formula="of:=IF([.T56]&gt;15;[.T56]-30;[.T56])" office:value-type="float" office:value="-1.733948675">
            <text:p>-1.733948675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17553">
            <text:p>-0.17553</text:p>
          </table:table-cell>
          <table:table-cell office:value-type="float" office:value="0.32283">
            <text:p>0.32283</text:p>
          </table:table-cell>
          <table:table-cell office:value-type="float" office:value="-1.67223">
            <text:p>-1.6722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7]" office:value-type="float" office:value="-0.17553">
            <text:p>-0.17553</text:p>
          </table:table-cell>
          <table:table-cell table:formula="of:=[.D57]" office:value-type="float" office:value="0.32283">
            <text:p>0.32283</text:p>
          </table:table-cell>
          <table:table-cell table:formula="of:=[.E57]" office:value-type="float" office:value="-1.67223">
            <text:p>-1.6722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9.87997484">
            <text:p>29.87997484</text:p>
          </table:table-cell>
          <table:table-cell office:value-type="float" office:value="0.344203816">
            <text:p>0.344203816</text:p>
          </table:table-cell>
          <table:table-cell office:value-type="float" office:value="28.292278493">
            <text:p>28.292278493</text:p>
          </table:table-cell>
          <table:table-cell table:formula="of:=IF([.R57]&gt;15;[.R57]-30;[.R57])" office:value-type="float" office:value="-0.120025160000001">
            <text:p>-0.12002516</text:p>
          </table:table-cell>
          <table:table-cell table:formula="of:=IF([.S57]&gt;15;[.S57]-30;[.S57])" office:value-type="float" office:value="0.344203816">
            <text:p>0.344203816</text:p>
          </table:table-cell>
          <table:table-cell table:formula="of:=IF([.T57]&gt;15;[.T57]-30;[.T57])" office:value-type="float" office:value="-1.707721507">
            <text:p>-1.707721507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57572">
            <text:p>-1.57572</text:p>
          </table:table-cell>
          <table:table-cell office:value-type="float" office:value="0.51377">
            <text:p>0.51377</text:p>
          </table:table-cell>
          <table:table-cell office:value-type="float" office:value="-1.98619">
            <text:p>-1.9861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8]" office:value-type="float" office:value="-1.57572">
            <text:p>-1.57572</text:p>
          </table:table-cell>
          <table:table-cell table:formula="of:=[.D58]" office:value-type="float" office:value="0.51377">
            <text:p>0.51377</text:p>
          </table:table-cell>
          <table:table-cell table:formula="of:=[.E58]" office:value-type="float" office:value="-1.98619">
            <text:p>-1.9861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428803799">
            <text:p>28.428803799</text:p>
          </table:table-cell>
          <table:table-cell office:value-type="float" office:value="0.543393057">
            <text:p>0.543393057</text:p>
          </table:table-cell>
          <table:table-cell office:value-type="float" office:value="27.964486531">
            <text:p>27.964486531</text:p>
          </table:table-cell>
          <table:table-cell table:formula="of:=IF([.R58]&gt;15;[.R58]-30;[.R58])" office:value-type="float" office:value="-1.571196201">
            <text:p>-1.571196201</text:p>
          </table:table-cell>
          <table:table-cell table:formula="of:=IF([.S58]&gt;15;[.S58]-30;[.S58])" office:value-type="float" office:value="0.543393057">
            <text:p>0.543393057</text:p>
          </table:table-cell>
          <table:table-cell table:formula="of:=IF([.T58]&gt;15;[.T58]-30;[.T58])" office:value-type="float" office:value="-2.035513469">
            <text:p>-2.035513469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3.60831">
            <text:p>-3.60831</text:p>
          </table:table-cell>
          <table:table-cell office:value-type="float" office:value="-0.80586">
            <text:p>-0.80586</text:p>
          </table:table-cell>
          <table:table-cell office:value-type="float" office:value="-2.36142">
            <text:p>-2.361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59]" office:value-type="float" office:value="-3.60831">
            <text:p>-3.60831</text:p>
          </table:table-cell>
          <table:table-cell table:formula="of:=[.D59]" office:value-type="float" office:value="-0.80586">
            <text:p>-0.80586</text:p>
          </table:table-cell>
          <table:table-cell table:formula="of:=[.E59]" office:value-type="float" office:value="-2.36142">
            <text:p>-2.361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6.314291941">
            <text:p>26.314291941</text:p>
          </table:table-cell>
          <table:table-cell office:value-type="float" office:value="29.146165407">
            <text:p>29.146165407</text:p>
          </table:table-cell>
          <table:table-cell office:value-type="float" office:value="27.572825879">
            <text:p>27.572825879</text:p>
          </table:table-cell>
          <table:table-cell table:formula="of:=IF([.R59]&gt;15;[.R59]-30;[.R59])" office:value-type="float" office:value="-3.685708059">
            <text:p>-3.685708059</text:p>
          </table:table-cell>
          <table:table-cell table:formula="of:=IF([.S59]&gt;15;[.S59]-30;[.S59])" office:value-type="float" office:value="-0.853834592999998">
            <text:p>-0.853834593</text:p>
          </table:table-cell>
          <table:table-cell table:formula="of:=IF([.T59]&gt;15;[.T59]-30;[.T59])" office:value-type="float" office:value="-2.427174121">
            <text:p>-2.427174121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2.25895">
            <text:p>-2.25895</text:p>
          </table:table-cell>
          <table:table-cell office:value-type="float" office:value="-0.43413">
            <text:p>-0.43413</text:p>
          </table:table-cell>
          <table:table-cell office:value-type="float" office:value="-2.73102">
            <text:p>-2.7310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0]" office:value-type="float" office:value="-2.25895">
            <text:p>-2.25895</text:p>
          </table:table-cell>
          <table:table-cell table:formula="of:=[.D60]" office:value-type="float" office:value="-0.43413">
            <text:p>-0.43413</text:p>
          </table:table-cell>
          <table:table-cell table:formula="of:=[.E60]" office:value-type="float" office:value="-2.73102">
            <text:p>-2.7310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7.711163528">
            <text:p>27.711163528</text:p>
          </table:table-cell>
          <table:table-cell office:value-type="float" office:value="29.537158338">
            <text:p>29.537158338</text:p>
          </table:table-cell>
          <table:table-cell office:value-type="float" office:value="27.186955665">
            <text:p>27.186955665</text:p>
          </table:table-cell>
          <table:table-cell table:formula="of:=IF([.R60]&gt;15;[.R60]-30;[.R60])" office:value-type="float" office:value="-2.288836472">
            <text:p>-2.288836472</text:p>
          </table:table-cell>
          <table:table-cell table:formula="of:=IF([.S60]&gt;15;[.S60]-30;[.S60])" office:value-type="float" office:value="-0.462841661999999">
            <text:p>-0.462841662</text:p>
          </table:table-cell>
          <table:table-cell table:formula="of:=IF([.T60]&gt;15;[.T60]-30;[.T60])" office:value-type="float" office:value="-2.813044335">
            <text:p>-2.813044335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1.57371">
            <text:p>-1.57371</text:p>
          </table:table-cell>
          <table:table-cell office:value-type="float" office:value="-1.62693">
            <text:p>-1.62693</text:p>
          </table:table-cell>
          <table:table-cell office:value-type="float" office:value="-3.18622">
            <text:p>-3.186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1]" office:value-type="float" office:value="-1.57371">
            <text:p>-1.57371</text:p>
          </table:table-cell>
          <table:table-cell table:formula="of:=[.D61]" office:value-type="float" office:value="-1.62693">
            <text:p>-1.62693</text:p>
          </table:table-cell>
          <table:table-cell table:formula="of:=[.E61]" office:value-type="float" office:value="-3.18622">
            <text:p>-3.186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8.424619252">
            <text:p>28.424619252</text:p>
          </table:table-cell>
          <table:table-cell office:value-type="float" office:value="28.303586534">
            <text:p>28.303586534</text:p>
          </table:table-cell>
          <table:table-cell office:value-type="float" office:value="26.715465534">
            <text:p>26.715465534</text:p>
          </table:table-cell>
          <table:table-cell table:formula="of:=IF([.R61]&gt;15;[.R61]-30;[.R61])" office:value-type="float" office:value="-1.575380748">
            <text:p>-1.575380748</text:p>
          </table:table-cell>
          <table:table-cell table:formula="of:=IF([.S61]&gt;15;[.S61]-30;[.S61])" office:value-type="float" office:value="-1.696413466">
            <text:p>-1.696413466</text:p>
          </table:table-cell>
          <table:table-cell table:formula="of:=IF([.T61]&gt;15;[.T61]-30;[.T61])" office:value-type="float" office:value="-3.284534466">
            <text:p>-3.28453446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-0.23585">
            <text:p>-0.23585</text:p>
          </table:table-cell>
          <table:table-cell office:value-type="float" office:value="-1.81255">
            <text:p>-1.81255</text:p>
          </table:table-cell>
          <table:table-cell office:value-type="float" office:value="-2.87541">
            <text:p>-2.875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2]" office:value-type="float" office:value="-0.23585">
            <text:p>-0.23585</text:p>
          </table:table-cell>
          <table:table-cell table:formula="of:=[.D62]" office:value-type="float" office:value="-1.81255">
            <text:p>-1.81255</text:p>
          </table:table-cell>
          <table:table-cell table:formula="of:=[.E62]" office:value-type="float" office:value="-2.87541">
            <text:p>-2.875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29.836300787">
            <text:p>29.836300787</text:p>
          </table:table-cell>
          <table:table-cell office:value-type="float" office:value="28.109817025">
            <text:p>28.109817025</text:p>
          </table:table-cell>
          <table:table-cell office:value-type="float" office:value="27.034338554">
            <text:p>27.034338554</text:p>
          </table:table-cell>
          <table:table-cell table:formula="of:=IF([.R62]&gt;15;[.R62]-30;[.R62])" office:value-type="float" office:value="-0.163699213000001">
            <text:p>-0.163699213</text:p>
          </table:table-cell>
          <table:table-cell table:formula="of:=IF([.S62]&gt;15;[.S62]-30;[.S62])" office:value-type="float" office:value="-1.890182975">
            <text:p>-1.890182975</text:p>
          </table:table-cell>
          <table:table-cell table:formula="of:=IF([.T62]&gt;15;[.T62]-30;[.T62])" office:value-type="float" office:value="-2.965661446">
            <text:p>-2.965661446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0.48195">
            <text:p>0.48195</text:p>
          </table:table-cell>
          <table:table-cell office:value-type="float" office:value="-0.81577">
            <text:p>-0.81577</text:p>
          </table:table-cell>
          <table:table-cell office:value-type="float" office:value="-2.10978">
            <text:p>-2.1097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C63]" office:value-type="float" office:value="0.48195">
            <text:p>0.48195</text:p>
          </table:table-cell>
          <table:table-cell table:formula="of:=[.D63]" office:value-type="float" office:value="-0.81577">
            <text:p>-0.81577</text:p>
          </table:table-cell>
          <table:table-cell table:formula="of:=[.E63]" office:value-type="float" office:value="-2.10978">
            <text:p>-2.1097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office:value-type="float" office:value="0.574015666">
            <text:p>0.574015666</text:p>
          </table:table-cell>
          <table:table-cell office:value-type="float" office:value="29.144199469">
            <text:p>29.144199469</text:p>
          </table:table-cell>
          <table:table-cell office:value-type="float" office:value="27.833620248">
            <text:p>27.833620248</text:p>
          </table:table-cell>
          <table:table-cell table:formula="of:=IF([.R63]&gt;15;[.R63]-30;[.R63])" office:value-type="float" office:value="0.574015666">
            <text:p>0.574015666</text:p>
          </table:table-cell>
          <table:table-cell table:formula="of:=IF([.S63]&gt;15;[.S63]-30;[.S63])" office:value-type="float" office:value="-0.855800531">
            <text:p>-0.855800531</text:p>
          </table:table-cell>
          <table:table-cell table:formula="of:=IF([.T63]&gt;15;[.T63]-30;[.T63])" office:value-type="float" office:value="-2.166379752">
            <text:p>-2.166379752</text:p>
          </table:table-cell>
        </table:table-row>
      </table:table>
      <table:table table:name="c60_gaussian.xyz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]" office:value-type="float" office:value="0.726656">
            <text:p>0.726656</text:p>
          </table:table-cell>
          <table:table-cell table:formula="of:=[.G4]" office:value-type="float" office:value="-1.000157">
            <text:p>-1.000157</text:p>
          </table:table-cell>
          <table:table-cell table:formula="of:=[.H4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]" office:value-type="float" office:value="1.175755">
            <text:p>1.175755</text:p>
          </table:table-cell>
          <table:table-cell table:formula="of:=[.G5]" office:value-type="float" office:value="0.382026">
            <text:p>0.382026</text:p>
          </table:table-cell>
          <table:table-cell table:formula="of:=[.H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]" office:value-type="float" office:value="1.410183">
            <text:p>1.410183</text:p>
          </table:table-cell>
          <table:table-cell table:formula="of:=[.G6]" office:value-type="float" office:value="-1.940951">
            <text:p>-1.940951</text:p>
          </table:table-cell>
          <table:table-cell table:formula="of:=[.H6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7]" office:value-type="float" office:value="2.281725">
            <text:p>2.281725</text:p>
          </table:table-cell>
          <table:table-cell table:formula="of:=[.G7]" office:value-type="float" office:value="0.741377">
            <text:p>0.741377</text:p>
          </table:table-cell>
          <table:table-cell table:formula="of:=[.H7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8]" office:value-type="float" office:value="2.281725">
            <text:p>2.281725</text:p>
          </table:table-cell>
          <table:table-cell table:formula="of:=[.G8]" office:value-type="float" office:value="1.977639">
            <text:p>1.977639</text:p>
          </table:table-cell>
          <table:table-cell table:formula="of:=[.H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236262">
            <text:p>1.236262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9]" office:value-type="float" office:value="0">
            <text:p>0</text:p>
          </table:table-cell>
          <table:table-cell table:formula="of:=[.G9]" office:value-type="float" office:value="1.236262">
            <text:p>1.236262</text:p>
          </table:table-cell>
          <table:table-cell table:formula="of:=[.H9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399147">
            <text:p>2.39914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0]" office:value-type="float" office:value="0">
            <text:p>0</text:p>
          </table:table-cell>
          <table:table-cell table:formula="of:=[.G10]" office:value-type="float" office:value="2.399147">
            <text:p>2.399147</text:p>
          </table:table-cell>
          <table:table-cell table:formula="of:=[.H10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1]" office:value-type="float" office:value="1.175755">
            <text:p>1.175755</text:p>
          </table:table-cell>
          <table:table-cell table:formula="of:=[.G11]" office:value-type="float" office:value="2.781173">
            <text:p>2.781173</text:p>
          </table:table-cell>
          <table:table-cell table:formula="of:=[.H11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2]" office:value-type="float" office:value="-0.683527">
            <text:p>-0.683527</text:p>
          </table:table-cell>
          <table:table-cell table:formula="of:=[.G12]" office:value-type="float" office:value="-2.941108">
            <text:p>-2.941108</text:p>
          </table:table-cell>
          <table:table-cell table:formula="of:=[.H12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3]" office:value-type="float" office:value="-1.410183">
            <text:p>-1.410183</text:p>
          </table:table-cell>
          <table:table-cell table:formula="of:=[.G13]" office:value-type="float" office:value="-1.940951">
            <text:p>-1.940951</text:p>
          </table:table-cell>
          <table:table-cell table:formula="of:=[.H13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4]" office:value-type="float" office:value="0.683527">
            <text:p>0.683527</text:p>
          </table:table-cell>
          <table:table-cell table:formula="of:=[.G14]" office:value-type="float" office:value="-2.941108">
            <text:p>-2.941108</text:p>
          </table:table-cell>
          <table:table-cell table:formula="of:=[.H14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5]" office:value-type="float" office:value="-0.726656">
            <text:p>-0.726656</text:p>
          </table:table-cell>
          <table:table-cell table:formula="of:=[.G15]" office:value-type="float" office:value="-1.000157">
            <text:p>-1.000157</text:p>
          </table:table-cell>
          <table:table-cell table:formula="of:=[.H1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6]" office:value-type="float" office:value="-1.175755">
            <text:p>-1.175755</text:p>
          </table:table-cell>
          <table:table-cell table:formula="of:=[.G16]" office:value-type="float" office:value="0.382026">
            <text:p>0.382026</text:p>
          </table:table-cell>
          <table:table-cell table:formula="of:=[.H16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7]" office:value-type="float" office:value="-2.585938">
            <text:p>-2.585938</text:p>
          </table:table-cell>
          <table:table-cell table:formula="of:=[.G17]" office:value-type="float" office:value="-1.558925">
            <text:p>-1.558925</text:p>
          </table:table-cell>
          <table:table-cell table:formula="of:=[.H1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8]" office:value-type="float" office:value="-3.008381">
            <text:p>-3.008381</text:p>
          </table:table-cell>
          <table:table-cell table:formula="of:=[.G18]" office:value-type="float" office:value="-0.258779">
            <text:p>-0.258779</text:p>
          </table:table-cell>
          <table:table-cell table:formula="of:=[.H1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9]" office:value-type="float" office:value="-2.281725">
            <text:p>-2.281725</text:p>
          </table:table-cell>
          <table:table-cell table:formula="of:=[.G19]" office:value-type="float" office:value="0.741377">
            <text:p>0.741377</text:p>
          </table:table-cell>
          <table:table-cell table:formula="of:=[.H19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0]" office:value-type="float" office:value="0.726656">
            <text:p>0.726656</text:p>
          </table:table-cell>
          <table:table-cell table:formula="of:=[.G20]" office:value-type="float" office:value="-3.399304">
            <text:p>-3.399304</text:p>
          </table:table-cell>
          <table:table-cell table:formula="of:=[.H20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1]" office:value-type="float" office:value="-0.726656">
            <text:p>-0.726656</text:p>
          </table:table-cell>
          <table:table-cell table:formula="of:=[.G21]" office:value-type="float" office:value="-3.399304">
            <text:p>-3.399304</text:p>
          </table:table-cell>
          <table:table-cell table:formula="of:=[.H2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2]" office:value-type="float" office:value="1.410183">
            <text:p>1.410183</text:p>
          </table:table-cell>
          <table:table-cell table:formula="of:=[.G22]" office:value-type="float" office:value="-3.177213">
            <text:p>-3.177213</text:p>
          </table:table-cell>
          <table:table-cell table:formula="of:=[.H2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3]" office:value-type="float" office:value="-1.410183">
            <text:p>-1.410183</text:p>
          </table:table-cell>
          <table:table-cell table:formula="of:=[.G23]" office:value-type="float" office:value="-3.177213">
            <text:p>-3.177213</text:p>
          </table:table-cell>
          <table:table-cell table:formula="of:=[.H2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4]" office:value-type="float" office:value="-2.585938">
            <text:p>-2.585938</text:p>
          </table:table-cell>
          <table:table-cell table:formula="of:=[.G24]" office:value-type="float" office:value="-2.322977">
            <text:p>-2.322977</text:p>
          </table:table-cell>
          <table:table-cell table:formula="of:=[.H24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5]" office:value-type="float" office:value="-1.175755">
            <text:p>-1.175755</text:p>
          </table:table-cell>
          <table:table-cell table:formula="of:=[.G25]" office:value-type="float" office:value="-2.781173">
            <text:p>-2.781173</text:p>
          </table:table-cell>
          <table:table-cell table:formula="of:=[.H25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6]" office:value-type="float" office:value="-2.281725">
            <text:p>-2.281725</text:p>
          </table:table-cell>
          <table:table-cell table:formula="of:=[.G26]" office:value-type="float" office:value="-1.977639">
            <text:p>-1.977639</text:p>
          </table:table-cell>
          <table:table-cell table:formula="of:=[.H26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7]" office:value-type="float" office:value="-3.008381">
            <text:p>-3.008381</text:p>
          </table:table-cell>
          <table:table-cell table:formula="of:=[.G27]" office:value-type="float" office:value="-1.741534">
            <text:p>-1.741534</text:p>
          </table:table-cell>
          <table:table-cell table:formula="of:=[.H27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8]" office:value-type="float" office:value="3.008381">
            <text:p>3.008381</text:p>
          </table:table-cell>
          <table:table-cell table:formula="of:=[.G28]" office:value-type="float" office:value="-1.741534">
            <text:p>-1.741534</text:p>
          </table:table-cell>
          <table:table-cell table:formula="of:=[.H28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9]" office:value-type="float" office:value="2.281725">
            <text:p>2.281725</text:p>
          </table:table-cell>
          <table:table-cell table:formula="of:=[.G29]" office:value-type="float" office:value="-1.977639">
            <text:p>-1.977639</text:p>
          </table:table-cell>
          <table:table-cell table:formula="of:=[.H29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0]" office:value-type="float" office:value="2.585938">
            <text:p>2.585938</text:p>
          </table:table-cell>
          <table:table-cell table:formula="of:=[.G30]" office:value-type="float" office:value="-2.322977">
            <text:p>-2.322977</text:p>
          </table:table-cell>
          <table:table-cell table:formula="of:=[.H30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1]" office:value-type="float" office:value="1.175755">
            <text:p>1.175755</text:p>
          </table:table-cell>
          <table:table-cell table:formula="of:=[.G31]" office:value-type="float" office:value="-2.781173">
            <text:p>-2.781173</text:p>
          </table:table-cell>
          <table:table-cell table:formula="of:=[.H3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2.399147">
            <text:p>-2.39914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2]" office:value-type="float" office:value="0">
            <text:p>0</text:p>
          </table:table-cell>
          <table:table-cell table:formula="of:=[.G32]" office:value-type="float" office:value="-2.399147">
            <text:p>-2.399147</text:p>
          </table:table-cell>
          <table:table-cell table:formula="of:=[.H32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3]" office:value-type="float" office:value="2.281725">
            <text:p>2.281725</text:p>
          </table:table-cell>
          <table:table-cell table:formula="of:=[.G33]" office:value-type="float" office:value="-0.741377">
            <text:p>-0.741377</text:p>
          </table:table-cell>
          <table:table-cell table:formula="of:=[.H33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4]" office:value-type="float" office:value="1.175755">
            <text:p>1.175755</text:p>
          </table:table-cell>
          <table:table-cell table:formula="of:=[.G34]" office:value-type="float" office:value="-0.382026">
            <text:p>-0.382026</text:p>
          </table:table-cell>
          <table:table-cell table:formula="of:=[.H3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1.236262">
            <text:p>-1.236262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5]" office:value-type="float" office:value="0">
            <text:p>0</text:p>
          </table:table-cell>
          <table:table-cell table:formula="of:=[.G35]" office:value-type="float" office:value="-1.236262">
            <text:p>-1.236262</text:p>
          </table:table-cell>
          <table:table-cell table:formula="of:=[.H3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6]" office:value-type="float" office:value="3.008381">
            <text:p>3.008381</text:p>
          </table:table-cell>
          <table:table-cell table:formula="of:=[.G36]" office:value-type="float" office:value="-0.258779">
            <text:p>-0.258779</text:p>
          </table:table-cell>
          <table:table-cell table:formula="of:=[.H36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7]" office:value-type="float" office:value="3.457479">
            <text:p>3.457479</text:p>
          </table:table-cell>
          <table:table-cell table:formula="of:=[.G37]" office:value-type="float" office:value="0.359351">
            <text:p>0.359351</text:p>
          </table:table-cell>
          <table:table-cell table:formula="of:=[.H37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8]" office:value-type="float" office:value="2.585938">
            <text:p>2.585938</text:p>
          </table:table-cell>
          <table:table-cell table:formula="of:=[.G38]" office:value-type="float" office:value="-1.558925">
            <text:p>-1.558925</text:p>
          </table:table-cell>
          <table:table-cell table:formula="of:=[.H3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9]" office:value-type="float" office:value="3.457479">
            <text:p>3.457479</text:p>
          </table:table-cell>
          <table:table-cell table:formula="of:=[.G39]" office:value-type="float" office:value="-0.359351">
            <text:p>-0.359351</text:p>
          </table:table-cell>
          <table:table-cell table:formula="of:=[.H3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0]" office:value-type="float" office:value="3.008381">
            <text:p>3.008381</text:p>
          </table:table-cell>
          <table:table-cell table:formula="of:=[.G40]" office:value-type="float" office:value="0.258779">
            <text:p>0.258779</text:p>
          </table:table-cell>
          <table:table-cell table:formula="of:=[.H4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1]" office:value-type="float" office:value="3.008381">
            <text:p>3.008381</text:p>
          </table:table-cell>
          <table:table-cell table:formula="of:=[.G41]" office:value-type="float" office:value="1.741534">
            <text:p>1.741534</text:p>
          </table:table-cell>
          <table:table-cell table:formula="of:=[.H41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2]" office:value-type="float" office:value="2.585938">
            <text:p>2.585938</text:p>
          </table:table-cell>
          <table:table-cell table:formula="of:=[.G42]" office:value-type="float" office:value="2.322977">
            <text:p>2.322977</text:p>
          </table:table-cell>
          <table:table-cell table:formula="of:=[.H42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3]" office:value-type="float" office:value="2.585938">
            <text:p>2.585938</text:p>
          </table:table-cell>
          <table:table-cell table:formula="of:=[.G43]" office:value-type="float" office:value="1.558925">
            <text:p>1.558925</text:p>
          </table:table-cell>
          <table:table-cell table:formula="of:=[.H4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4]" office:value-type="float" office:value="-0.726656">
            <text:p>-0.726656</text:p>
          </table:table-cell>
          <table:table-cell table:formula="of:=[.G44]" office:value-type="float" office:value="1.000157">
            <text:p>1.000157</text:p>
          </table:table-cell>
          <table:table-cell table:formula="of:=[.H4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5]" office:value-type="float" office:value="0.726656">
            <text:p>0.726656</text:p>
          </table:table-cell>
          <table:table-cell table:formula="of:=[.G45]" office:value-type="float" office:value="1.000157">
            <text:p>1.000157</text:p>
          </table:table-cell>
          <table:table-cell table:formula="of:=[.H4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6]" office:value-type="float" office:value="1.410183">
            <text:p>1.410183</text:p>
          </table:table-cell>
          <table:table-cell table:formula="of:=[.G46]" office:value-type="float" office:value="1.940951">
            <text:p>1.940951</text:p>
          </table:table-cell>
          <table:table-cell table:formula="of:=[.H46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7]" office:value-type="float" office:value="-1.410183">
            <text:p>-1.410183</text:p>
          </table:table-cell>
          <table:table-cell table:formula="of:=[.G47]" office:value-type="float" office:value="1.940951">
            <text:p>1.940951</text:p>
          </table:table-cell>
          <table:table-cell table:formula="of:=[.H47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8]" office:value-type="float" office:value="-3.008381">
            <text:p>-3.008381</text:p>
          </table:table-cell>
          <table:table-cell table:formula="of:=[.G48]" office:value-type="float" office:value="0.258779">
            <text:p>0.258779</text:p>
          </table:table-cell>
          <table:table-cell table:formula="of:=[.H48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9]" office:value-type="float" office:value="-2.281725">
            <text:p>-2.281725</text:p>
          </table:table-cell>
          <table:table-cell table:formula="of:=[.G49]" office:value-type="float" office:value="-0.741377">
            <text:p>-0.741377</text:p>
          </table:table-cell>
          <table:table-cell table:formula="of:=[.H49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0]" office:value-type="float" office:value="-1.175755">
            <text:p>-1.175755</text:p>
          </table:table-cell>
          <table:table-cell table:formula="of:=[.G50]" office:value-type="float" office:value="-0.382026">
            <text:p>-0.382026</text:p>
          </table:table-cell>
          <table:table-cell table:formula="of:=[.H50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1]" office:value-type="float" office:value="-2.585938">
            <text:p>-2.585938</text:p>
          </table:table-cell>
          <table:table-cell table:formula="of:=[.G51]" office:value-type="float" office:value="1.558925">
            <text:p>1.558925</text:p>
          </table:table-cell>
          <table:table-cell table:formula="of:=[.H5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2]" office:value-type="float" office:value="-3.008381">
            <text:p>-3.008381</text:p>
          </table:table-cell>
          <table:table-cell table:formula="of:=[.G52]" office:value-type="float" office:value="1.741534">
            <text:p>1.741534</text:p>
          </table:table-cell>
          <table:table-cell table:formula="of:=[.H5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3]" office:value-type="float" office:value="-3.457479">
            <text:p>-3.457479</text:p>
          </table:table-cell>
          <table:table-cell table:formula="of:=[.G53]" office:value-type="float" office:value="0.359351">
            <text:p>0.359351</text:p>
          </table:table-cell>
          <table:table-cell table:formula="of:=[.H5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4]" office:value-type="float" office:value="-3.457479">
            <text:p>-3.457479</text:p>
          </table:table-cell>
          <table:table-cell table:formula="of:=[.G54]" office:value-type="float" office:value="-0.359351">
            <text:p>-0.359351</text:p>
          </table:table-cell>
          <table:table-cell table:formula="of:=[.H54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5]" office:value-type="float" office:value="-2.585938">
            <text:p>-2.585938</text:p>
          </table:table-cell>
          <table:table-cell table:formula="of:=[.G55]" office:value-type="float" office:value="2.322977">
            <text:p>2.322977</text:p>
          </table:table-cell>
          <table:table-cell table:formula="of:=[.H55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6]" office:value-type="float" office:value="-0.726656">
            <text:p>-0.726656</text:p>
          </table:table-cell>
          <table:table-cell table:formula="of:=[.G56]" office:value-type="float" office:value="3.399304">
            <text:p>3.399304</text:p>
          </table:table-cell>
          <table:table-cell table:formula="of:=[.H56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7]" office:value-type="float" office:value="-1.175755">
            <text:p>-1.175755</text:p>
          </table:table-cell>
          <table:table-cell table:formula="of:=[.G57]" office:value-type="float" office:value="2.781173">
            <text:p>2.781173</text:p>
          </table:table-cell>
          <table:table-cell table:formula="of:=[.H5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8]" office:value-type="float" office:value="-2.281725">
            <text:p>-2.281725</text:p>
          </table:table-cell>
          <table:table-cell table:formula="of:=[.G58]" office:value-type="float" office:value="1.977639">
            <text:p>1.977639</text:p>
          </table:table-cell>
          <table:table-cell table:formula="of:=[.H5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9]" office:value-type="float" office:value="-1.410183">
            <text:p>-1.410183</text:p>
          </table:table-cell>
          <table:table-cell table:formula="of:=[.G59]" office:value-type="float" office:value="3.177213">
            <text:p>3.177213</text:p>
          </table:table-cell>
          <table:table-cell table:formula="of:=[.H5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0]" office:value-type="float" office:value="0.683527">
            <text:p>0.683527</text:p>
          </table:table-cell>
          <table:table-cell table:formula="of:=[.G60]" office:value-type="float" office:value="2.941108">
            <text:p>2.941108</text:p>
          </table:table-cell>
          <table:table-cell table:formula="of:=[.H6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1]" office:value-type="float" office:value="1.410183">
            <text:p>1.410183</text:p>
          </table:table-cell>
          <table:table-cell table:formula="of:=[.G61]" office:value-type="float" office:value="3.177213">
            <text:p>3.177213</text:p>
          </table:table-cell>
          <table:table-cell table:formula="of:=[.H6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2]" office:value-type="float" office:value="0.726656">
            <text:p>0.726656</text:p>
          </table:table-cell>
          <table:table-cell table:formula="of:=[.G62]" office:value-type="float" office:value="3.399304">
            <text:p>3.399304</text:p>
          </table:table-cell>
          <table:table-cell table:formula="of:=[.H6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3]" office:value-type="float" office:value="-0.683527">
            <text:p>-0.683527</text:p>
          </table:table-cell>
          <table:table-cell table:formula="of:=[.G63]" office:value-type="float" office:value="2.941108">
            <text:p>2.941108</text:p>
          </table:table-cell>
          <table:table-cell table:formula="of:=[.H6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6-27T21:59:11</meta:creation-date>
    <dc:date>2013-06-28T15:50:40</dc:date>
    <dc:creator>jason </dc:creator>
    <meta:editing-duration>PT17H44M47S</meta:editing-duration>
    <meta:editing-cycles>4</meta:editing-cycles>
    <meta:generator>LibreOffice/4.0.2.2$Linux_X86_64 LibreOffice_project/400m0$Build-2</meta:generator>
    <meta:document-statistic meta:table-count="2" meta:cell-count="2101" meta:object-count="0"/>
  </office:meta>
</office:document-meta>
</file>